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Tahoma" svg:font-family="Tahoma" style:font-family-generic="swiss" style:font-pitch="variable" svg:panose-1="2 11 6 4 3 5 4 4 2 4"/>
    <style:font-face style:name="Chilanka" svg:font-family="Chilanka" style:font-family-generic="system" style:font-pitch="variable"/>
    <style:font-face style:name="Chandas" svg:font-family="Chandas"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extbody" style:master-page-name="MP0" style:family="paragraph">
      <style:paragraph-properties fo:break-before="page" fo:text-align="center" fo:margin-bottom="0in" fo:line-height="100%"/>
      <style:text-properties style:font-name="Tahoma" style:font-name-complex="Tahoma" fo:font-weight="bold" style:font-weight-asian="bold" style:font-weight-complex="bold" fo:font-size="11pt" style:font-size-asian="11pt" style:font-size-complex="11pt"/>
    </style:style>
    <style:style style:name="P2" style:parent-style-name="Textbody" style:family="paragraph">
      <style:paragraph-properties fo:text-align="end" fo:margin-bottom="0in" fo:line-height="100%"/>
      <style:text-properties style:font-name="Tahoma" style:font-name-complex="Tahoma" fo:font-weight="bold" style:font-weight-asian="bold" style:font-weight-complex="bold" fo:font-size="11pt" style:font-size-asian="11pt" style:font-size-complex="11pt"/>
    </style:style>
    <style:style style:name="P3" style:parent-style-name="Textbody" style:family="paragraph">
      <style:paragraph-properties fo:text-align="justify" fo:margin-bottom="0in" fo:line-height="100%"/>
    </style:style>
    <style:style style:name="T4"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5"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6"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7"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8"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9"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0"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1"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2"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3"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4"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5"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6"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language-asian="tr" style:country-asian="TR"/>
    </style:style>
    <style:style style:name="P17" style:parent-style-name="Textbody" style:family="paragraph">
      <style:paragraph-properties fo:text-align="justify" fo:margin-bottom="0in" fo:line-height="100%"/>
    </style:style>
    <style:style style:name="T18" style:parent-style-name="VarsayılanParagrafYazıTipi" style:family="text">
      <style:text-properties style:font-name="Tahoma" style:font-name-complex="Tahoma" fo:font-weight="bold" style:font-weight-asian="bold" fo:font-style="italic" style:font-style-asian="italic" style:font-style-complex="italic" fo:font-size="11pt" style:font-size-asian="11pt" style:font-size-complex="11pt" style:language-asian="tr" style:country-asian="TR"/>
    </style:style>
    <style:style style:name="T19"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20"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21"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22" style:parent-style-name="VarsayılanParagrafYazıTipi" style:family="text">
      <style:text-properties style:font-name="Tahoma" style:font-name-complex="Tahoma" fo:font-size="11pt" style:font-size-asian="11pt" style:font-size-complex="11pt" style:language-asian="tr" style:country-asian="TR"/>
    </style:style>
    <style:style style:name="T23"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24"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25"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26" style:parent-style-name="VarsayılanParagrafYazıTipi" style:family="text">
      <style:text-properties style:font-name="Tahoma" style:font-name-complex="Tahoma" fo:font-size="11pt" style:font-size-asian="11pt" style:font-size-complex="11pt" style:language-asian="tr" style:country-asian="TR"/>
    </style:style>
    <style:style style:name="T27"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28"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P29"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30" style:parent-style-name="Textbody" style:family="paragraph">
      <style:paragraph-properties fo:text-align="justify" fo:margin-bottom="0in" fo:line-height="100%"/>
    </style:style>
    <style:style style:name="T31"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32"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33"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34"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35"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36"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37"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38"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39"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40"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41"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42"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43"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44"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45" style:parent-style-name="Textbody" style:family="paragraph">
      <style:paragraph-properties fo:text-align="justify" fo:margin-bottom="0in" fo:line-height="100%"/>
    </style:style>
    <style:style style:name="T46" style:parent-style-name="VarsayılanParagrafYazıTipi" style:family="text">
      <style:text-properties style:font-name="Tahoma" style:font-name-complex="Tahoma" fo:font-style="italic" style:font-style-asian="italic" fo:font-size="11pt" style:font-size-asian="11pt" style:font-size-complex="11pt" style:language-asian="tr" style:country-asian="TR"/>
    </style:style>
    <style:style style:name="T47"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48" style:parent-style-name="VarsayılanParagrafYazıTipi" style:family="text">
      <style:text-properties style:font-name="Tahoma" style:font-name-complex="Tahoma" fo:font-size="11pt" style:font-size-asian="11pt" style:font-size-complex="11pt" style:language-asian="tr" style:country-asian="TR"/>
    </style:style>
    <style:style style:name="T49" style:parent-style-name="VarsayılanParagrafYazıTipi" style:family="text">
      <style:text-properties style:font-name="Tahoma" style:font-name-complex="Tahoma" fo:font-size="11pt" style:font-size-asian="11pt" style:font-size-complex="11pt" style:language-asian="tr" style:country-asian="TR"/>
    </style:style>
    <style:style style:name="T50" style:parent-style-name="VarsayılanParagrafYazıTipi" style:family="text">
      <style:text-properties style:font-name="Tahoma" style:font-name-complex="Tahoma" fo:font-size="11pt" style:font-size-asian="11pt" style:font-size-complex="11pt" style:language-asian="tr" style:country-asian="TR"/>
    </style:style>
    <style:style style:name="T51"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52" style:parent-style-name="VarsayılanParagrafYazıTipi" style:family="text">
      <style:text-properties style:font-name="Tahoma" style:font-name-complex="Tahoma" fo:font-size="11pt" style:font-size-asian="11pt" style:font-size-complex="11pt" style:language-asian="tr" style:country-asian="TR"/>
    </style:style>
    <style:style style:name="T53"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54"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55" style:parent-style-name="VarsayılanParagrafYazıTipi" style:family="text">
      <style:text-properties style:font-name="Tahoma" style:font-name-complex="Tahoma" fo:font-size="11pt" style:font-size-asian="11pt" style:font-size-complex="11pt" style:language-asian="tr" style:country-asian="TR"/>
    </style:style>
    <style:style style:name="P56"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7" style:parent-style-name="Textbody" style:family="paragraph">
      <style:paragraph-properties fo:text-align="justify" fo:margin-bottom="0in" fo:line-height="100%"/>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58" style:parent-style-name="Textbody" style:family="paragraph">
      <style:paragraph-properties fo:text-align="justify" fo:margin-bottom="0in" fo:line-height="100%"/>
    </style:style>
    <style:style style:name="T59"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60" style:parent-style-name="VarsayılanParagrafYazıTipi" style:family="text">
      <style:text-properties style:font-name="Tahoma" style:font-name-complex="Tahoma" fo:font-size="11pt" style:font-size-asian="11pt" style:font-size-complex="11pt" style:language-asian="tr" style:country-asian="TR"/>
    </style:style>
    <style:style style:name="T61"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62" style:parent-style-name="VarsayılanParagrafYazıTipi" style:family="text">
      <style:text-properties style:font-name="Tahoma" style:font-name-complex="Tahoma" fo:font-size="11pt" style:font-size-asian="11pt" style:font-size-complex="11pt" style:language-asian="tr" style:country-asian="TR"/>
    </style:style>
    <style:style style:name="T63" style:parent-style-name="VarsayılanParagrafYazıTipi" style:family="text">
      <style:text-properties style:font-name="Tahoma" style:font-name-complex="Tahoma" fo:font-size="11pt" style:font-size-asian="11pt" style:font-size-complex="11pt" style:language-asian="tr" style:country-asian="TR"/>
    </style:style>
    <style:style style:name="P64" style:parent-style-name="Standard" style:family="paragraph">
      <style:paragraph-properties fo:text-align="justify" style:line-height-at-least="0in"/>
    </style:style>
    <style:style style:name="T65"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66" style:parent-style-name="VarsayılanParagrafYazıTipi" style:family="text">
      <style:text-properties style:font-name="Tahoma" style:font-name-complex="Tahoma" fo:font-size="11pt" style:font-size-asian="11pt" style:font-size-complex="11pt" style:language-asian="tr" style:country-asian="TR"/>
    </style:style>
    <style:style style:name="T67" style:parent-style-name="VarsayılanParagrafYazıTipi" style:family="text">
      <style:text-properties style:font-name="Chilanka" style:font-name-complex="Times New Roman" style:language-asian="tr" style:country-asian="TR"/>
    </style:style>
    <style:style style:name="T68"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P69" style:parent-style-name="Standard" style:family="paragraph">
      <style:paragraph-properties fo:text-align="justify" style:line-height-at-least="0in"/>
    </style:style>
    <style:style style:name="T70"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71" style:parent-style-name="VarsayılanParagrafYazıTipi" style:family="text">
      <style:text-properties style:font-name="Tahoma" style:font-name-complex="Tahoma" fo:font-size="11pt" style:font-size-asian="11pt" style:font-size-complex="11pt" style:language-asian="tr" style:country-asian="TR"/>
    </style:style>
    <style:style style:name="T72"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P73"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74" style:parent-style-name="Textbody" style:family="paragraph">
      <style:paragraph-properties fo:text-align="justify" fo:margin-bottom="0in" fo:line-height="100%"/>
    </style:style>
    <style:style style:name="T75" style:parent-style-name="VarsayılanParagrafYazıTipi" style:family="text">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6" style:parent-style-name="VarsayılanParagrafYazıTipi" style:family="text">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7" style:parent-style-name="VarsayılanParagrafYazıTipi" style:family="text">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8" style:parent-style-name="VarsayılanParagrafYazıTipi" style:family="text">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9" style:parent-style-name="VarsayılanParagrafYazıTipi" style:family="text">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80" style:parent-style-name="VarsayılanParagrafYazıTipi" style:family="text">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81" style:parent-style-name="VarsayılanParagrafYazıTipi" style:family="text">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82" style:parent-style-name="VarsayılanParagrafYazıTipi" style:family="text">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83" style:parent-style-name="VarsayılanParagrafYazıTipi" style:family="text">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84" style:parent-style-name="VarsayılanParagrafYazıTipi" style:family="text">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85" style:parent-style-name="VarsayılanParagrafYazıTipi" style:family="text">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86" style:parent-style-name="VarsayılanParagrafYazıTipi" style:family="text">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87" style:parent-style-name="VarsayılanParagrafYazıTipi" style:family="text">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88" style:parent-style-name="VarsayılanParagrafYazıTipi" style:family="text">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P89" style:parent-style-name="Textbody" style:family="paragraph">
      <style:paragraph-properties fo:text-align="justify" fo:margin-bottom="0in" fo:line-height="100%"/>
    </style:style>
    <style:style style:name="T90"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91"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92" style:parent-style-name="VarsayılanParagrafYazıTipi" style:family="text">
      <style:text-properties style:font-name="Tahoma" style:font-name-complex="Tahoma" fo:font-size="11pt" style:font-size-asian="11pt" style:font-size-complex="11pt" style:language-asian="tr" style:country-asian="TR"/>
    </style:style>
    <style:style style:name="T93"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94"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95" style:parent-style-name="VarsayılanParagrafYazıTipi" style:family="text">
      <style:text-properties style:font-name="Tahoma" style:font-name-complex="Tahoma" fo:font-size="11pt" style:font-size-asian="11pt" style:font-size-complex="11pt" style:language-asian="tr" style:country-asian="TR"/>
    </style:style>
    <style:style style:name="T96" style:parent-style-name="VarsayılanParagrafYazıTipi" style:family="text">
      <style:text-properties style:font-name="Tahoma" style:font-name-complex="Tahoma" fo:font-size="11pt" style:font-size-asian="11pt" style:font-size-complex="11pt" style:language-asian="tr" style:country-asian="TR"/>
    </style:style>
    <style:style style:name="T97" style:parent-style-name="VarsayılanParagrafYazıTipi" style:family="text">
      <style:text-properties style:font-name="Tahoma" style:font-name-complex="Tahoma" fo:font-size="11pt" style:font-size-asian="11pt" style:font-size-complex="11pt" style:language-asian="tr" style:country-asian="TR"/>
    </style:style>
    <style:style style:name="T98"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99"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100" style:parent-style-name="VarsayılanParagrafYazıTipi" style:family="text">
      <style:text-properties style:font-name="Tahoma" style:font-name-complex="Tahoma" fo:font-size="11pt" style:font-size-asian="11pt" style:font-size-complex="11pt" style:language-asian="tr" style:country-asian="TR"/>
    </style:style>
    <style:style style:name="P101" style:parent-style-name="Standard" style:family="paragraph">
      <style:paragraph-properties fo:text-align="justify" style:line-height-at-least="0in"/>
    </style:style>
    <style:style style:name="T102" style:parent-style-name="VarsayılanParagrafYazıTipi" style:family="text">
      <style:text-properties style:font-name="Tahoma" style:font-name-complex="Tahoma" fo:font-style="italic" style:font-style-asian="italic" style:font-style-complex="italic" fo:font-size="11pt" style:font-size-asian="11pt" style:font-size-complex="11pt"/>
    </style:style>
    <style:style style:name="T103" style:parent-style-name="VarsayılanParagrafYazıTipi" style:family="text">
      <style:text-properties style:font-name="Tahoma" style:font-name-complex="Tahoma" fo:font-style="italic" style:font-style-asian="italic" style:font-style-complex="italic" fo:font-size="11pt" style:font-size-asian="11pt" style:font-size-complex="11pt"/>
    </style:style>
    <style:style style:name="T104" style:parent-style-name="VarsayılanParagrafYazıTipi" style:family="text">
      <style:text-properties style:font-name="Tahoma" style:font-name-complex="Tahoma" fo:font-size="11pt" style:font-size-asian="11pt" style:font-size-complex="11pt"/>
    </style:style>
    <style:style style:name="T105"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106"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P107" style:parent-style-name="Textbody" style:family="paragraph">
      <style:paragraph-properties fo:text-align="justify" fo:margin-bottom="0in" fo:line-height="100%"/>
    </style:style>
    <style:style style:name="T108" style:parent-style-name="VarsayılanParagrafYazıTipi" style:family="text">
      <style:text-properties style:font-name="Tahoma" style:font-name-complex="Tahoma" fo:font-style="italic" style:font-style-asian="italic" fo:font-size="11pt" style:font-size-asian="11pt" style:font-size-complex="11pt" style:language-asian="tr" style:country-asian="TR"/>
    </style:style>
    <style:style style:name="T109"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language-asian="tr" style:country-asian="TR"/>
    </style:style>
    <style:style style:name="T110" style:parent-style-name="VarsayılanParagrafYazıTipi" style:family="text">
      <style:text-properties style:font-name="Tahoma" style:font-name-complex="Tahoma" fo:font-size="11pt" style:font-size-asian="11pt" style:font-size-complex="11pt" style:language-asian="tr" style:country-asian="TR"/>
    </style:style>
    <style:style style:name="T111" style:parent-style-name="VarsayılanParagrafYazıTipi" style:family="text">
      <style:text-properties style:font-name="Tahoma" style:font-name-complex="Tahoma" fo:font-size="11pt" style:font-size-asian="11pt" style:font-size-complex="11pt" style:language-asian="tr" style:country-asian="TR"/>
    </style:style>
    <style:style style:name="T112" style:parent-style-name="VarsayılanParagrafYazıTipi" style:family="text">
      <style:text-properties style:font-name="Tahoma" style:font-name-complex="Tahoma" fo:font-size="11pt" style:font-size-asian="11pt" style:font-size-complex="11pt" style:language-asian="tr" style:country-asian="TR"/>
    </style:style>
    <style:style style:name="T113" style:parent-style-name="VarsayılanParagrafYazıTipi" style:family="text">
      <style:text-properties style:font-name="Tahoma" style:font-name-complex="Tahoma" fo:font-size="11pt" style:font-size-asian="11pt" style:font-size-complex="11pt" style:language-asian="tr" style:country-asian="TR"/>
    </style:style>
    <style:style style:name="T114" style:parent-style-name="VarsayılanParagrafYazıTipi" style:family="text">
      <style:text-properties style:font-name="Tahoma" style:font-name-complex="Tahoma" fo:font-size="11pt" style:font-size-asian="11pt" style:font-size-complex="11pt" style:language-asian="tr" style:country-asian="TR"/>
    </style:style>
    <style:style style:name="T115" style:parent-style-name="VarsayılanParagrafYazıTipi" style:family="text">
      <style:text-properties style:font-name="Tahoma" style:font-name-complex="Tahoma" fo:font-size="11pt" style:font-size-asian="11pt" style:font-size-complex="11pt" style:language-asian="tr" style:country-asian="TR"/>
    </style:style>
    <style:style style:name="T116" style:parent-style-name="VarsayılanParagrafYazıTipi" style:family="text">
      <style:text-properties style:font-name="Tahoma" style:font-name-complex="Tahoma" fo:font-size="11pt" style:font-size-asian="11pt" style:font-size-complex="11pt" style:language-asian="tr" style:country-asian="TR"/>
    </style:style>
    <style:style style:name="T117"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118" style:parent-style-name="VarsayılanParagrafYazıTipi" style:family="text">
      <style:text-properties style:font-name="Tahoma" style:font-name-complex="Tahoma" fo:font-size="11pt" style:font-size-asian="11pt" style:font-size-complex="11pt" style:language-asian="tr" style:country-asian="TR"/>
    </style:style>
    <style:style style:name="P119"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120" style:parent-style-name="Textbody" style:family="paragraph">
      <style:paragraph-properties fo:text-align="justify" fo:margin-bottom="0in" fo:line-height="100%"/>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style>
    <style:style style:name="P121" style:parent-style-name="Textbody" style:family="paragraph">
      <style:paragraph-properties fo:text-align="justify" fo:margin-bottom="0in" fo:line-height="100%"/>
    </style:style>
    <style:style style:name="T122"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style>
    <style:style style:name="T123"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style>
    <style:style style:name="T124"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style>
    <style:style style:name="T125"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style>
    <style:style style:name="T126"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style>
    <style:style style:name="T127"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style>
    <style:style style:name="T128"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style>
    <style:style style:name="T129"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style>
    <style:style style:name="T130"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style>
    <style:style style:name="T131"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style>
    <style:style style:name="T132"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style>
    <style:style style:name="T133"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style>
    <style:style style:name="T134"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style>
    <style:style style:name="T135" style:parent-style-name="VarsayılanParagrafYazıTipi" style:family="text">
      <style:text-properties style:font-name="Tahoma" style:font-name-complex="Tahoma" fo:font-weight="bold" style:font-weight-asian="bold" fo:font-style="italic" style:font-style-asian="italic" fo:font-size="11pt" style:font-size-asian="11pt" style:font-size-complex="11pt" style:text-underline-type="single" style:text-underline-style="solid" style:text-underline-width="auto" style:text-underline-mode="continuous"/>
    </style:style>
    <style:style style:name="P136" style:parent-style-name="Textbody" style:family="paragraph">
      <style:paragraph-properties fo:text-align="justify" fo:margin-bottom="0in" fo:line-height="100%"/>
    </style:style>
    <style:style style:name="T137"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138" style:parent-style-name="VarsayılanParagrafYazıTipi" style:family="text">
      <style:text-properties style:font-name="Tahoma" style:font-name-complex="Tahoma" fo:font-size="11pt" style:font-size-asian="11pt" style:font-size-complex="11pt" style:language-asian="tr" style:country-asian="TR"/>
    </style:style>
    <style:style style:name="T139"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140"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141"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142" style:parent-style-name="VarsayılanParagrafYazıTipi" style:family="text">
      <style:text-properties style:font-name="Tahoma" style:font-name-complex="Tahoma" fo:font-size="11pt" style:font-size-asian="11pt" style:font-size-complex="11pt" style:language-asian="tr" style:country-asian="TR"/>
    </style:style>
    <style:style style:name="T143" style:parent-style-name="VarsayılanParagrafYazıTipi" style:family="text">
      <style:text-properties style:font-name="Tahoma" style:font-name-complex="Tahoma" fo:font-size="11pt" style:font-size-asian="11pt" style:font-size-complex="11pt" style:language-asian="tr" style:country-asian="TR"/>
    </style:style>
    <style:style style:name="T144"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145"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146"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P147" style:parent-style-name="Textbody" style:family="paragraph">
      <style:paragraph-properties fo:text-align="justify" fo:margin-bottom="0in" fo:line-height="100%"/>
    </style:style>
    <style:style style:name="T148"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149" style:parent-style-name="VarsayılanParagrafYazıTipi" style:family="text">
      <style:text-properties style:font-name="Tahoma" style:font-name-complex="Tahoma" fo:font-size="11pt" style:font-size-asian="11pt" style:font-size-complex="11pt" style:language-asian="tr" style:country-asian="TR"/>
    </style:style>
    <style:style style:name="T150" style:parent-style-name="VarsayılanParagrafYazıTipi" style:family="text">
      <style:text-properties style:font-name="Tahoma" style:font-name-complex="Tahoma" fo:font-size="11pt" style:font-size-asian="11pt" style:font-size-complex="11pt" style:language-asian="tr" style:country-asian="TR"/>
    </style:style>
    <style:style style:name="T151"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P152" style:parent-style-name="Textbody" style:family="paragraph">
      <style:paragraph-properties fo:text-align="justify" fo:margin-bottom="0in" fo:line-height="100%"/>
    </style:style>
    <style:style style:name="T153" style:parent-style-name="VarsayılanParagrafYazıTipi" style:family="text">
      <style:text-properties style:font-name="Tahoma" style:font-name-complex="Tahoma" fo:font-style="italic" style:font-style-asian="italic" style:font-style-complex="italic" fo:font-size="11pt" style:font-size-asian="11pt" style:font-size-complex="11pt" style:language-asian="tr" style:country-asian="TR"/>
    </style:style>
    <style:style style:name="T154" style:parent-style-name="VarsayılanParagrafYazıTipi" style:family="text">
      <style:text-properties style:font-name="Tahoma" style:font-name-complex="Tahoma" style:font-style-complex="italic" fo:font-size="11pt" style:font-size-asian="11pt" style:font-size-complex="11pt" style:language-asian="tr" style:country-asian="TR"/>
    </style:style>
    <style:style style:name="T155" style:parent-style-name="VarsayılanParagrafYazıTipi" style:family="text">
      <style:text-properties style:font-name="Tahoma" style:font-name-complex="Tahoma" style:font-style-complex="italic" fo:font-size="11pt" style:font-size-asian="11pt" style:font-size-complex="11pt" style:language-asian="tr" style:country-asian="TR"/>
    </style:style>
    <style:style style:name="P156"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157" style:parent-style-name="Textbody" style:family="paragraph">
      <style:paragraph-properties fo:text-align="justify" fo:margin-bottom="0in" fo:line-height="100%"/>
    </style:style>
    <style:style style:name="T158" style:parent-style-name="VarsayılanParagrafYazıTipi" style:family="text">
      <style:text-properties style:font-name="Tahoma"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159" style:parent-style-name="Textbody" style:family="paragraph">
      <style:paragraph-properties fo:text-align="justify" fo:margin-bottom="0in" fo:line-height="100%"/>
    </style:style>
    <style:style style:name="T160"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161" style:parent-style-name="VarsayılanParagrafYazıTipi" style:family="text">
      <style:text-properties style:font-name="Tahoma" style:font-name-complex="Tahoma" fo:font-size="11pt" style:font-size-asian="11pt" style:font-size-complex="11pt"/>
    </style:style>
    <style:style style:name="T162" style:parent-style-name="VarsayılanParagrafYazıTipi" style:family="text">
      <style:text-properties style:font-name="Tahoma" style:font-name-complex="Tahoma" fo:font-size="11pt" style:font-size-asian="11pt" style:font-size-complex="11pt"/>
    </style:style>
    <style:style style:name="T163" style:parent-style-name="VarsayılanParagrafYazıTipi" style:family="text">
      <style:text-properties style:font-name="Tahoma" style:font-name-complex="Tahoma" fo:font-size="11pt" style:font-size-asian="11pt" style:font-size-complex="11pt"/>
    </style:style>
    <style:style style:name="T164" style:parent-style-name="VarsayılanParagrafYazıTipi" style:family="text">
      <style:text-properties style:font-name="Tahoma" style:font-name-complex="Tahoma" fo:font-size="11pt" style:font-size-asian="11pt" style:font-size-complex="11pt"/>
    </style:style>
    <style:style style:name="T165" style:parent-style-name="VarsayılanParagrafYazıTipi" style:family="text">
      <style:text-properties style:font-name="Tahoma" style:font-name-complex="Tahoma" style:text-position="super 63.6%" fo:font-size="11pt" style:font-size-asian="11pt" style:font-size-complex="11pt"/>
    </style:style>
    <style:style style:name="P166" style:parent-style-name="Textbody" style:family="paragraph">
      <style:paragraph-properties fo:text-align="justify" fo:margin-bottom="0in" fo:line-height="100%"/>
    </style:style>
    <style:style style:name="T167"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168" style:parent-style-name="StrongEmphasis" style:family="text">
      <style:text-properties style:font-name="Tahoma" style:font-name-complex="Tahoma" fo:font-size="11pt" style:font-size-asian="11pt" style:font-size-complex="11pt"/>
    </style:style>
    <style:style style:name="T169"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T170" style:parent-style-name="VarsayılanParagrafYazıTipi" style:family="text">
      <style:text-properties style:font-name="Tahoma" style:font-name-complex="Tahoma" fo:font-size="11pt" style:font-size-asian="11pt" style:font-size-complex="11pt"/>
    </style:style>
    <style:style style:name="T171" style:parent-style-name="VarsayılanParagrafYazıTipi" style:family="text">
      <style:text-properties style:font-name="Tahoma" style:font-name-complex="Tahoma" fo:font-size="11pt" style:font-size-asian="11pt" style:font-size-complex="11pt"/>
    </style:style>
    <style:style style:name="P172" style:parent-style-name="Textbody" style:family="paragraph">
      <style:paragraph-properties fo:text-align="justify" fo:margin-bottom="0in" fo:line-height="100%"/>
    </style:style>
    <style:style style:name="T173" style:parent-style-name="StrongEmphasis" style:family="text">
      <style:text-properties style:font-name="Tahoma" style:font-name-complex="Tahoma" fo:font-size="11pt" style:font-size-asian="11pt" style:font-size-complex="11pt"/>
    </style:style>
    <style:style style:name="P174" style:parent-style-name="Textbody" style:family="paragraph">
      <style:paragraph-properties fo:text-align="justify" fo:margin-bottom="0in" fo:line-height="100%"/>
    </style:style>
    <style:style style:name="T175"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176" style:parent-style-name="VarsayılanParagrafYazıTipi" style:family="text">
      <style:text-properties style:font-name="Tahoma" style:font-name-complex="Tahoma" fo:font-size="11pt" style:font-size-asian="11pt" style:font-size-complex="11pt" style:language-asian="tr" style:country-asian="TR"/>
    </style:style>
    <style:style style:name="T177" style:parent-style-name="VarsayılanParagrafYazıTipi" style:family="text">
      <style:text-properties style:font-name="Tahoma" style:font-name-complex="Tahoma" fo:font-size="11pt" style:font-size-asian="11pt" style:font-size-complex="11pt" style:language-asian="tr" style:country-asian="TR"/>
    </style:style>
    <style:style style:name="T178" style:parent-style-name="VarsayılanParagrafYazıTipi" style:family="text">
      <style:text-properties style:font-name="Tahoma" style:font-name-complex="Tahoma" fo:font-size="11pt" style:font-size-asian="11pt" style:font-size-complex="11pt" style:language-asian="tr" style:country-asian="TR"/>
    </style:style>
    <style:style style:name="T179" style:parent-style-name="VarsayılanParagrafYazıTipi" style:family="text">
      <style:text-properties style:font-name="Tahoma" style:font-name-complex="Tahoma" fo:font-size="11pt" style:font-size-asian="11pt" style:font-size-complex="11pt" style:language-asian="tr" style:country-asian="TR"/>
    </style:style>
    <style:style style:name="T180" style:parent-style-name="VarsayılanParagrafYazıTipi" style:family="text">
      <style:text-properties style:font-name="Tahoma" style:font-name-complex="Tahoma" fo:font-size="11pt" style:font-size-asian="11pt" style:font-size-complex="11pt"/>
    </style:style>
    <style:style style:name="T181" style:parent-style-name="VarsayılanParagrafYazıTipi" style:family="text">
      <style:text-properties style:font-name="Tahoma" style:font-name-complex="Tahoma" fo:font-size="11pt" style:font-size-asian="11pt" style:font-size-complex="11pt"/>
    </style:style>
    <style:style style:name="P182" style:parent-style-name="Textbody" style:family="paragraph">
      <style:paragraph-properties fo:text-align="justify" fo:margin-bottom="0in" fo:line-height="100%"/>
    </style:style>
    <style:style style:name="T183"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184" style:parent-style-name="VarsayılanParagrafYazıTipi" style:family="text">
      <style:text-properties style:font-name="Tahoma" style:font-name-complex="Tahoma" fo:font-size="11pt" style:font-size-asian="11pt" style:font-size-complex="11pt"/>
    </style:style>
    <style:style style:name="T185" style:parent-style-name="VarsayılanParagrafYazıTipi" style:family="text">
      <style:text-properties style:font-name="Tahoma" style:font-name-complex="Tahoma" fo:font-size="11pt" style:font-size-asian="11pt" style:font-size-complex="11pt"/>
    </style:style>
    <style:style style:name="T186" style:parent-style-name="VarsayılanParagrafYazıTipi" style:family="text">
      <style:text-properties style:font-name="Tahoma" style:font-name-complex="Tahoma" style:text-position="super 63.6%" fo:font-size="11pt" style:font-size-asian="11pt" style:font-size-complex="11pt"/>
    </style:style>
    <style:style style:name="P187" style:parent-style-name="Textbody" style:family="paragraph">
      <style:paragraph-properties fo:text-align="justify" fo:margin-bottom="0in" fo:line-height="100%"/>
    </style:style>
    <style:style style:name="T188"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189" style:parent-style-name="VarsayılanParagrafYazıTipi" style:family="text">
      <style:text-properties style:font-name="Tahoma" style:font-name-complex="Tahoma" fo:font-size="11pt" style:font-size-asian="11pt" style:font-size-complex="11pt"/>
    </style:style>
    <style:style style:name="T190" style:parent-style-name="VarsayılanParagrafYazıTipi" style:family="text">
      <style:text-properties style:font-name="Tahoma" style:font-name-complex="Tahoma" fo:font-size="11pt" style:font-size-asian="11pt" style:font-size-complex="11pt"/>
    </style:style>
    <style:style style:name="P191" style:parent-style-name="Textbody" style:family="paragraph">
      <style:paragraph-properties fo:text-align="justify" fo:margin-bottom="0in" fo:line-height="100%"/>
    </style:style>
    <style:style style:name="T192" style:parent-style-name="StrongEmphasis" style:family="text">
      <style:text-properties style:font-name="Tahoma" style:font-name-complex="Tahoma" fo:font-size="11pt" style:font-size-asian="11pt" style:font-size-complex="11pt"/>
    </style:style>
    <style:style style:name="T193" style:parent-style-name="VarsayılanParagrafYazıTipi" style:family="text">
      <style:text-properties style:font-name="Tahoma" style:font-name-complex="Tahoma" fo:font-size="11pt" style:font-size-asian="11pt" style:font-size-complex="11pt"/>
    </style:style>
    <style:style style:name="T194" style:parent-style-name="VarsayılanParagrafYazıTipi" style:family="text">
      <style:text-properties style:font-name="Tahoma" style:font-name-complex="Tahoma" fo:font-size="11pt" style:font-size-asian="11pt" style:font-size-complex="11pt" style:language-asian="tr" style:country-asian="TR"/>
    </style:style>
    <style:style style:name="T195" style:parent-style-name="VarsayılanParagrafYazıTipi" style:family="text">
      <style:text-properties style:font-name="Tahoma" style:font-name-complex="Tahoma" fo:font-size="11pt" style:font-size-asian="11pt" style:font-size-complex="11pt" style:language-asian="tr" style:country-asian="TR"/>
    </style:style>
    <style:style style:name="T196" style:parent-style-name="VarsayılanParagrafYazıTipi" style:family="text">
      <style:text-properties style:font-name="Tahoma" style:font-name-complex="Tahoma" fo:font-size="11pt" style:font-size-asian="11pt" style:font-size-complex="11pt"/>
    </style:style>
    <style:style style:name="T197" style:parent-style-name="VarsayılanParagrafYazıTipi" style:family="text">
      <style:text-properties style:font-name="Tahoma" style:font-name-complex="Tahoma" fo:font-size="11pt" style:font-size-asian="11pt" style:font-size-complex="11pt" style:language-asian="tr" style:country-asian="TR"/>
    </style:style>
    <style:style style:name="T198" style:parent-style-name="VarsayılanParagrafYazıTipi" style:family="text">
      <style:text-properties style:font-name="Tahoma" style:font-name-complex="Tahoma" style:text-position="super 63.6%" fo:font-size="11pt" style:font-size-asian="11pt" style:font-size-complex="11pt" style:language-asian="tr" style:country-asian="TR"/>
    </style:style>
    <style:style style:name="P199" style:parent-style-name="Textbody" style:family="paragraph">
      <style:paragraph-properties fo:text-align="justify" fo:margin-bottom="0in" fo:line-height="100%"/>
    </style:style>
    <style:style style:name="T200" style:parent-style-name="StrongEmphasis" style:family="text">
      <style:text-properties style:font-name="Tahoma" style:font-name-complex="Tahoma" fo:font-size="11pt" style:font-size-asian="11pt" style:font-size-complex="11pt"/>
    </style:style>
    <style:style style:name="T201"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202"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T203"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T204"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T205" style:parent-style-name="StrongEmphasis" style:family="text">
      <style:text-properties style:font-name="Tahoma" style:font-name-complex="Tahoma" fo:font-weight="normal" style:font-weight-asian="normal" style:font-weight-complex="normal" style:text-position="super 63.6%" fo:font-size="11pt" style:font-size-asian="11pt" style:font-size-complex="11pt"/>
    </style:style>
    <style:style style:name="P206" style:parent-style-name="Textbody" style:family="paragraph">
      <style:paragraph-properties fo:text-align="justify" fo:margin-bottom="0in" fo:line-height="100%"/>
      <style:text-properties style:font-name="Tahoma" style:font-name-complex="Tahoma" fo:font-weight="bold" style:font-weight-asian="bold" style:font-weight-complex="bold" fo:font-size="11pt" style:font-size-asian="11pt" style:font-size-complex="11pt"/>
    </style:style>
    <style:style style:name="P207" style:parent-style-name="Textbody" style:family="paragraph">
      <style:paragraph-properties fo:text-align="justify" fo:margin-bottom="0in" fo:line-height="100%"/>
    </style:style>
    <style:style style:name="T208"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P209" style:parent-style-name="Textbody" style:family="paragraph">
      <style:paragraph-properties fo:text-align="justify" fo:margin-bottom="0in" fo:line-height="100%"/>
      <style:text-properties style:font-name="Tahoma" style:font-name-complex="Tahoma" fo:font-size="11pt" style:font-size-asian="11pt" style:font-size-complex="11pt" style:language-asian="tr" style:country-asian="TR"/>
    </style:style>
    <style:style style:name="P210" style:parent-style-name="Textbody" style:family="paragraph">
      <style:paragraph-properties fo:text-align="justify" fo:margin-bottom="0in" fo:line-height="100%"/>
      <style:text-properties style:font-name="Tahoma" style:font-name-complex="Tahoma" fo:font-size="11pt" style:font-size-asian="11pt" style:font-size-complex="11pt" style:language-asian="tr" style:country-asian="TR"/>
    </style:style>
    <style:style style:name="P211" style:parent-style-name="Textbody" style:family="paragraph">
      <style:paragraph-properties fo:text-align="justify" fo:margin-bottom="0in" fo:line-height="100%"/>
    </style:style>
    <style:style style:name="T212" style:parent-style-name="VarsayılanParagrafYazıTipi" style:family="text">
      <style:text-properties style:font-name="Tahoma" style:font-name-complex="Tahoma" fo:font-size="11pt" style:font-size-asian="11pt" style:font-size-complex="11pt" style:language-asian="tr" style:country-asian="TR"/>
    </style:style>
    <style:style style:name="T213" style:parent-style-name="VarsayılanParagrafYazıTipi" style:family="text">
      <style:text-properties style:font-name="Tahoma" style:font-name-complex="Tahoma" fo:font-size="11pt" style:font-size-asian="11pt" style:font-size-complex="11pt" style:language-asian="tr" style:country-asian="TR"/>
    </style:style>
    <style:style style:name="T214" style:parent-style-name="VarsayılanParagrafYazıTipi" style:family="text">
      <style:text-properties style:font-name="Tahoma" style:font-name-complex="Tahoma" fo:font-size="11pt" style:font-size-asian="11pt" style:font-size-complex="11pt" style:language-asian="tr" style:country-asian="TR"/>
    </style:style>
    <style:style style:name="T215" style:parent-style-name="VarsayılanParagrafYazıTipi" style:family="text">
      <style:text-properties style:font-name="Tahoma" style:font-name-complex="Tahoma" fo:font-size="11pt" style:font-size-asian="11pt" style:font-size-complex="11pt" style:language-asian="tr" style:country-asian="TR"/>
    </style:style>
    <style:style style:name="T216" style:parent-style-name="VarsayılanParagrafYazıTipi" style:family="text">
      <style:text-properties style:font-name="Tahoma" style:font-name-complex="Tahoma" fo:font-size="11pt" style:font-size-asian="11pt" style:font-size-complex="11pt" style:language-asian="tr" style:country-asian="TR"/>
    </style:style>
    <style:style style:name="T217"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218"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219"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220"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221" style:parent-style-name="VarsayılanParagrafYazıTipi" style:family="text">
      <style:text-properties style:font-name="Tahoma" style:font-name-complex="Tahoma" fo:font-size="11pt" style:font-size-asian="11pt" style:font-size-complex="11pt" style:language-asian="tr" style:country-asian="TR"/>
    </style:style>
    <style:style style:name="T222" style:parent-style-name="VarsayılanParagrafYazıTipi" style:family="text">
      <style:text-properties style:font-name="Tahoma" style:font-name-complex="Tahoma" fo:font-size="11pt" style:font-size-asian="11pt" style:font-size-complex="11pt" style:language-asian="tr" style:country-asian="TR"/>
    </style:style>
    <style:style style:name="T223" style:parent-style-name="VarsayılanParagrafYazıTipi" style:family="text">
      <style:text-properties style:font-name="Tahoma" style:font-name-complex="Tahoma" fo:font-size="11pt" style:font-size-asian="11pt" style:font-size-complex="11pt" style:language-asian="tr" style:country-asian="TR"/>
    </style:style>
    <style:style style:name="T224" style:parent-style-name="VarsayılanParagrafYazıTipi" style:family="text">
      <style:text-properties style:font-name="Tahoma" style:font-name-complex="Tahoma" fo:font-size="11pt" style:font-size-asian="11pt" style:font-size-complex="11pt" style:language-asian="tr" style:country-asian="TR"/>
    </style:style>
    <style:style style:name="T225" style:parent-style-name="VarsayılanParagrafYazıTipi" style:family="text">
      <style:text-properties style:font-name="Tahoma" style:font-name-complex="Tahoma" fo:font-size="11pt" style:font-size-asian="11pt" style:font-size-complex="11pt" style:language-asian="tr" style:country-asian="TR"/>
    </style:style>
    <style:style style:name="T226"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27"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28"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29"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30"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31"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232"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233"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234"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235"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236"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237"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P238" style:parent-style-name="Textbody" style:family="paragraph">
      <style:paragraph-properties fo:text-align="justify" fo:margin-bottom="0in" fo:line-height="100%"/>
    </style:style>
    <style:style style:name="T239"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T240"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T241"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P242" style:parent-style-name="Textbody" style:family="paragraph">
      <style:paragraph-properties fo:text-align="justify" fo:margin-bottom="0in" fo:line-height="100%"/>
      <style:text-properties style:font-name="Tahoma" style:font-name-complex="Tahoma" fo:font-weight="bold" style:font-weight-asian="bold" style:font-weight-complex="bold" fo:font-size="11pt" style:font-size-asian="11pt" style:font-size-complex="11pt"/>
    </style:style>
    <style:style style:name="P243" style:parent-style-name="Textbody" style:family="paragraph">
      <style:paragraph-properties fo:text-align="justify" fo:margin-bottom="0in" fo:line-height="100%"/>
    </style:style>
    <style:style style:name="T244"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245" style:parent-style-name="VarsayılanParagrafYazıTipi" style:family="text">
      <style:text-properties style:font-name="Tahoma" style:font-name-complex="Tahoma" fo:font-size="11pt" style:font-size-asian="11pt" style:font-size-complex="11pt" style:language-asian="tr" style:country-asian="TR"/>
    </style:style>
    <style:style style:name="T246" style:parent-style-name="VarsayılanParagrafYazıTipi" style:family="text">
      <style:text-properties style:font-name="Tahoma" style:font-name-complex="Tahoma" fo:font-size="11pt" style:font-size-asian="11pt" style:font-size-complex="11pt"/>
    </style:style>
    <style:style style:name="T247" style:parent-style-name="VarsayılanParagrafYazıTipi" style:family="text">
      <style:text-properties style:font-name="Tahoma" style:font-name-complex="Tahoma" fo:font-size="11pt" style:font-size-asian="11pt" style:font-size-complex="11pt" style:language-asian="tr" style:country-asian="TR"/>
    </style:style>
    <style:style style:name="T248" style:parent-style-name="VarsayılanParagrafYazıTipi" style:family="text">
      <style:text-properties style:font-name="Tahoma" style:font-name-complex="Tahoma" fo:font-size="11pt" style:font-size-asian="11pt" style:font-size-complex="11pt" style:language-asian="tr" style:country-asian="TR"/>
    </style:style>
    <style:style style:name="T249" style:parent-style-name="VarsayılanParagrafYazıTipi" style:family="text">
      <style:text-properties style:font-name="Tahoma" style:font-name-complex="Tahoma" style:text-position="super 63.6%" fo:font-size="11pt" style:font-size-asian="11pt" style:font-size-complex="11pt" style:language-asian="tr" style:country-asian="TR"/>
    </style:style>
    <style:style style:name="P250" style:parent-style-name="Textbody" style:family="paragraph">
      <style:paragraph-properties fo:text-align="justify" fo:margin-bottom="0in" fo:line-height="100%"/>
    </style:style>
    <style:style style:name="T251"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252" style:parent-style-name="VarsayılanParagrafYazıTipi" style:family="text">
      <style:text-properties style:font-name="Tahoma" style:font-name-complex="Tahoma" fo:font-size="11pt" style:font-size-asian="11pt" style:font-size-complex="11pt" style:language-asian="tr" style:country-asian="TR"/>
    </style:style>
    <style:style style:name="T253" style:parent-style-name="VarsayılanParagrafYazıTipi" style:family="text">
      <style:text-properties style:font-name="Tahoma" style:font-name-complex="Tahoma" fo:font-size="11pt" style:font-size-asian="11pt" style:font-size-complex="11pt" style:language-asian="tr" style:country-asian="TR"/>
    </style:style>
    <style:style style:name="T254" style:parent-style-name="VarsayılanParagrafYazıTipi" style:family="text">
      <style:text-properties style:font-name="Tahoma" style:font-name-complex="Tahoma" fo:color="#000000" fo:font-size="11pt" style:font-size-asian="11pt" style:font-size-complex="11pt" style:language-asian="tr" style:country-asian="TR"/>
    </style:style>
    <style:style style:name="T255" style:parent-style-name="VarsayılanParagrafYazıTipi" style:family="text">
      <style:text-properties style:font-name="Tahoma" style:font-name-complex="Tahoma" fo:font-size="11pt" style:font-size-asian="11pt" style:font-size-complex="11pt" style:language-asian="tr" style:country-asian="TR"/>
    </style:style>
    <style:style style:name="P256" style:parent-style-name="Textbody" style:family="paragraph">
      <style:paragraph-properties fo:text-align="justify" fo:margin-bottom="0in" fo:line-height="100%"/>
    </style:style>
    <style:style style:name="T257"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258" style:parent-style-name="VarsayılanParagrafYazıTipi" style:family="text">
      <style:text-properties style:font-name="Tahoma" style:font-name-complex="Tahoma" fo:font-size="11pt" style:font-size-asian="11pt" style:font-size-complex="11pt" style:language-asian="tr" style:country-asian="TR"/>
    </style:style>
    <style:style style:name="T259" style:parent-style-name="VarsayılanParagrafYazıTipi" style:family="text">
      <style:text-properties style:font-name="Tahoma" style:font-name-complex="Tahoma" fo:font-size="11pt" style:font-size-asian="11pt" style:font-size-complex="11pt" style:language-asian="tr" style:country-asian="TR"/>
    </style:style>
    <style:style style:name="P260" style:parent-style-name="Textbody" style:family="paragraph">
      <style:paragraph-properties fo:text-align="justify" fo:margin-bottom="0in" fo:line-height="100%"/>
    </style:style>
    <style:style style:name="T261"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262" style:parent-style-name="VarsayılanParagrafYazıTipi" style:family="text">
      <style:text-properties style:font-name="Tahoma" style:font-name-complex="Tahoma" fo:font-size="11pt" style:font-size-asian="11pt" style:font-size-complex="11pt"/>
    </style:style>
    <style:style style:name="T263" style:parent-style-name="VarsayılanParagrafYazıTipi" style:family="text">
      <style:text-properties style:font-name="Tahoma" style:font-name-complex="Tahoma" fo:font-size="11pt" style:font-size-asian="11pt" style:font-size-complex="11pt" style:language-asian="tr" style:country-asian="TR"/>
    </style:style>
    <style:style style:name="T264"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265" style:parent-style-name="VarsayılanParagrafYazıTipi" style:family="text">
      <style:text-properties style:font-name="Tahoma" style:font-name-complex="Tahoma" style:text-position="super 63.6%" fo:font-size="11pt" style:font-size-asian="11pt" style:font-size-complex="11pt" style:language-asian="tr" style:country-asian="TR"/>
    </style:style>
    <style:style style:name="P266" style:parent-style-name="Standard" style:family="paragraph">
      <style:paragraph-properties fo:text-align="justify"/>
    </style:style>
    <style:style style:name="T267"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268" style:parent-style-name="VarsayılanParagrafYazıTipi" style:family="text">
      <style:text-properties style:font-name="Tahoma" style:font-name-complex="Tahoma" fo:font-size="11pt" style:font-size-asian="11pt" style:font-size-complex="11pt"/>
    </style:style>
    <style:style style:name="T269" style:parent-style-name="VarsayılanParagrafYazıTipi" style:family="text">
      <style:text-properties style:font-name="Tahoma" style:font-name-complex="Tahoma" fo:font-size="11pt" style:font-size-asian="11pt" style:font-size-complex="11pt"/>
    </style:style>
    <style:style style:name="T270" style:parent-style-name="VarsayılanParagrafYazıTipi" style:family="text">
      <style:text-properties style:font-name="Tahoma" style:font-name-complex="Tahoma" fo:font-size="11pt" style:font-size-asian="11pt" style:font-size-complex="11pt"/>
    </style:style>
    <style:style style:name="T271" style:parent-style-name="VarsayılanParagrafYazıTipi" style:family="text">
      <style:text-properties style:font-name="Tahoma" style:font-name-complex="Tahoma" style:text-position="super 63.6%" fo:font-size="11pt" style:font-size-asian="11pt" style:font-size-complex="11pt"/>
    </style:style>
    <style:style style:name="P272" style:parent-style-name="Textbody" style:family="paragraph">
      <style:paragraph-properties fo:text-align="justify" fo:margin-bottom="0in" fo:line-height="100%"/>
    </style:style>
    <style:style style:name="T273"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274" style:parent-style-name="VarsayılanParagrafYazıTipi" style:family="text">
      <style:text-properties style:font-name="Tahoma" style:font-name-complex="Tahoma" fo:font-weight="bold" style:font-weight-asian="bold" fo:font-size="11pt" style:font-size-asian="11pt" style:font-size-complex="11pt"/>
    </style:style>
    <style:style style:name="T275" style:parent-style-name="VarsayılanParagrafYazıTipi" style:family="text">
      <style:text-properties style:font-name="Tahoma" style:font-name-complex="Tahoma" fo:font-size="11pt" style:font-size-asian="11pt" style:font-size-complex="11pt"/>
    </style:style>
    <style:style style:name="P276" style:parent-style-name="Textbody" style:family="paragraph">
      <style:paragraph-properties fo:text-align="justify" fo:margin-bottom="0in" fo:line-height="100%"/>
    </style:style>
    <style:style style:name="T277"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278" style:parent-style-name="VarsayılanParagrafYazıTipi" style:family="text">
      <style:text-properties style:font-name="Tahoma" style:font-name-complex="Tahoma" fo:font-size="11pt" style:font-size-asian="11pt" style:font-size-complex="11pt" style:language-asian="tr" style:country-asian="TR"/>
    </style:style>
    <style:style style:name="T279" style:parent-style-name="VarsayılanParagrafYazıTipi" style:family="text">
      <style:text-properties style:font-name="Tahoma" style:font-name-complex="Tahoma" fo:font-size="11pt" style:font-size-asian="11pt" style:font-size-complex="11pt" style:language-asian="tr" style:country-asian="TR"/>
    </style:style>
    <style:style style:name="T280" style:parent-style-name="VarsayılanParagrafYazıTipi" style:family="text">
      <style:text-properties style:font-name="Tahoma" style:font-name-complex="Tahoma" fo:font-size="11pt" style:font-size-asian="11pt" style:font-size-complex="11pt"/>
    </style:style>
    <style:style style:name="P281" style:parent-style-name="Textbody" style:family="paragraph">
      <style:paragraph-properties fo:text-align="justify" fo:margin-bottom="0in" fo:line-height="100%"/>
    </style:style>
    <style:style style:name="T282"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283" style:parent-style-name="VarsayılanParagrafYazıTipi" style:family="text">
      <style:text-properties style:font-name="Tahoma" style:font-name-complex="Tahoma" fo:font-size="11pt" style:font-size-asian="11pt" style:font-size-complex="11pt"/>
    </style:style>
    <style:style style:name="T284" style:parent-style-name="VarsayılanParagrafYazıTipi" style:family="text">
      <style:text-properties style:font-name="Tahoma" style:font-name-complex="Tahoma" fo:font-size="11pt" style:font-size-asian="11pt" style:font-size-complex="11pt"/>
    </style:style>
    <style:style style:name="T285" style:parent-style-name="VarsayılanParagrafYazıTipi" style:family="text">
      <style:text-properties style:font-name="Tahoma" style:font-name-complex="Tahoma" fo:font-size="11pt" style:font-size-asian="11pt" style:font-size-complex="11pt"/>
    </style:style>
    <style:style style:name="P286" style:parent-style-name="Textbody" style:family="paragraph">
      <style:paragraph-properties fo:text-align="justify" fo:margin-bottom="0in" fo:line-height="100%"/>
    </style:style>
    <style:style style:name="T287"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288" style:parent-style-name="VarsayılanParagrafYazıTipi" style:family="text">
      <style:text-properties style:font-name="Tahoma" style:font-name-complex="Tahoma" fo:font-size="11pt" style:font-size-asian="11pt" style:font-size-complex="11pt"/>
    </style:style>
    <style:style style:name="T289" style:parent-style-name="VarsayılanParagrafYazıTipi" style:family="text">
      <style:text-properties style:font-name="Tahoma" style:font-name-complex="Tahoma" fo:font-size="11pt" style:font-size-asian="11pt" style:font-size-complex="11pt" style:language-asian="tr" style:country-asian="TR"/>
    </style:style>
    <style:style style:name="T290" style:parent-style-name="VarsayılanParagrafYazıTipi" style:family="text">
      <style:text-properties style:font-name="Tahoma" style:font-name-complex="Tahoma" fo:font-size="11pt" style:font-size-asian="11pt" style:font-size-complex="11pt" style:language-asian="tr" style:country-asian="TR"/>
    </style:style>
    <style:style style:name="T291" style:parent-style-name="VarsayılanParagrafYazıTipi" style:family="text">
      <style:text-properties style:font-name="Tahoma" style:font-name-complex="Tahoma" fo:font-size="11pt" style:font-size-asian="11pt" style:font-size-complex="11pt" style:language-asian="tr" style:country-asian="TR"/>
    </style:style>
    <style:style style:name="T292" style:parent-style-name="VarsayılanParagrafYazıTipi" style:family="text">
      <style:text-properties style:font-name="Tahoma" style:font-name-complex="Tahoma" fo:font-size="11pt" style:font-size-asian="11pt" style:font-size-complex="11pt"/>
    </style:style>
    <style:style style:name="T293" style:parent-style-name="VarsayılanParagrafYazıTipi" style:family="text">
      <style:text-properties style:font-name="Tahoma" style:font-name-complex="Tahoma" fo:font-size="11pt" style:font-size-asian="11pt" style:font-size-complex="11pt" style:language-asian="tr" style:country-asian="TR"/>
    </style:style>
    <style:style style:name="P294" style:parent-style-name="Textbody" style:family="paragraph">
      <style:paragraph-properties fo:text-align="justify" fo:margin-bottom="0in" fo:line-height="100%"/>
    </style:style>
    <style:style style:name="T295" style:parent-style-name="StrongEmphasis" style:family="text">
      <style:text-properties style:font-name="Tahoma" style:font-name-complex="Tahoma" fo:font-size="11pt" style:font-size-asian="11pt" style:font-size-complex="11pt" style:language-asian="tr" style:country-asian="TR"/>
    </style:style>
    <style:style style:name="T296" style:parent-style-name="VarsayılanParagrafYazıTipi" style:family="text">
      <style:text-properties style:font-name="Tahoma" style:font-name-complex="Tahoma" fo:font-size="11pt" style:font-size-asian="11pt" style:font-size-complex="11pt" style:language-asian="tr" style:country-asian="TR"/>
    </style:style>
    <style:style style:name="T297" style:parent-style-name="VarsayılanParagrafYazıTipi" style:family="text">
      <style:text-properties style:font-name="Tahoma" style:font-name-complex="Tahoma" fo:font-size="11pt" style:font-size-asian="11pt" style:font-size-complex="11pt" style:language-asian="tr" style:country-asian="TR"/>
    </style:style>
    <style:style style:name="T298" style:parent-style-name="VarsayılanParagrafYazıTipi" style:family="text">
      <style:text-properties style:font-name="Tahoma" style:font-name-complex="Tahoma" fo:font-size="11pt" style:font-size-asian="11pt" style:font-size-complex="11pt" style:language-asian="tr" style:country-asian="TR"/>
    </style:style>
    <style:style style:name="T299" style:parent-style-name="VarsayılanParagrafYazıTipi" style:family="text">
      <style:text-properties style:font-name="Tahoma" style:font-name-complex="Tahoma" style:text-position="super 63.6%" fo:font-size="11pt" style:font-size-asian="11pt" style:font-size-complex="11pt" style:language-asian="tr" style:country-asian="TR"/>
    </style:style>
    <style:style style:name="P300" style:parent-style-name="Textbody" style:family="paragraph">
      <style:paragraph-properties fo:text-align="justify" fo:margin-bottom="0in" fo:line-height="100%"/>
    </style:style>
    <style:style style:name="T301" style:parent-style-name="StrongEmphasis" style:family="text">
      <style:text-properties style:font-name="Tahoma" style:font-name-complex="Tahoma" fo:font-size="11pt" style:font-size-asian="11pt" style:font-size-complex="11pt"/>
    </style:style>
    <style:style style:name="T302" style:parent-style-name="VarsayılanParagrafYazıTipi" style:family="text">
      <style:text-properties style:font-name="Tahoma" style:font-name-complex="Tahoma" fo:font-size="11pt" style:font-size-asian="11pt" style:font-size-complex="11pt"/>
    </style:style>
    <style:style style:name="T303" style:parent-style-name="VarsayılanParagrafYazıTipi" style:family="text">
      <style:text-properties style:font-name="Tahoma" style:font-name-complex="Tahoma" fo:font-size="11pt" style:font-size-asian="11pt" style:font-size-complex="11pt"/>
    </style:style>
    <style:style style:name="P304" style:parent-style-name="Standard" style:family="paragraph">
      <style:paragraph-properties fo:widows="0" fo:orphans="0" fo:text-align="justify"/>
    </style:style>
    <style:style style:name="T305" style:parent-style-name="VarsayılanParagrafYazıTipi" style:family="text">
      <style:text-properties style:font-name="Tahoma" style:font-name-complex="Tahoma" fo:font-size="11pt" style:font-size-asian="11pt" style:font-size-complex="11pt"/>
    </style:style>
    <style:style style:name="T306" style:parent-style-name="VarsayılanParagrafYazıTipi" style:family="text">
      <style:text-properties style:font-name="Tahoma" style:font-name-complex="Tahoma" fo:font-size="11pt" style:font-size-asian="11pt" style:font-size-complex="11pt"/>
    </style:style>
    <style:style style:name="T307" style:parent-style-name="VarsayılanParagrafYazıTipi" style:family="text">
      <style:text-properties style:font-name="Tahoma" style:font-name-complex="Tahoma" fo:font-size="11pt" style:font-size-asian="11pt" style:font-size-complex="11pt"/>
    </style:style>
    <style:style style:name="T308" style:parent-style-name="VarsayılanParagrafYazıTipi" style:family="text">
      <style:text-properties style:font-name="Tahoma" style:font-name-complex="Tahoma" fo:font-size="11pt" style:font-size-asian="11pt" style:font-size-complex="11pt"/>
    </style:style>
    <style:style style:name="T309" style:parent-style-name="VarsayılanParagrafYazıTipi" style:family="text">
      <style:text-properties style:font-name="Tahoma" style:font-name-complex="Tahoma" fo:font-size="11pt" style:font-size-asian="11pt" style:font-size-complex="11pt"/>
    </style:style>
    <style:style style:name="T310" style:parent-style-name="VarsayılanParagrafYazıTipi" style:family="text">
      <style:text-properties style:font-name="Tahoma" style:font-name-complex="Tahoma" style:text-position="super 63.6%" fo:font-size="11pt" style:font-size-asian="11pt" style:font-size-complex="11pt"/>
    </style:style>
    <style:style style:name="P311" style:parent-style-name="Standard" style:family="paragraph">
      <style:paragraph-properties fo:widows="0" fo:orphans="0" fo:text-align="justify"/>
    </style:style>
    <style:style style:name="T312" style:parent-style-name="StrongEmphasis" style:family="text">
      <style:text-properties style:font-name="Tahoma" style:font-name-complex="Tahoma" fo:font-size="11pt" style:font-size-asian="11pt" style:font-size-complex="11pt"/>
    </style:style>
    <style:style style:name="T313" style:parent-style-name="StrongEmphasis" style:family="text">
      <style:text-properties style:font-name="Tahoma" style:font-name-complex="Tahoma" fo:font-weight="normal" style:font-weight-asian="normal" style:font-weight-complex="normal" fo:font-size="11pt" style:font-size-asian="11pt" style:font-size-complex="11pt" style:language-asian="tr" style:country-asian="TR"/>
    </style:style>
    <style:style style:name="T314" style:parent-style-name="StrongEmphasis" style:family="text">
      <style:text-properties style:font-name="Tahoma" style:font-name-complex="Tahoma" fo:font-weight="normal" style:font-weight-asian="normal" style:font-weight-complex="normal" fo:font-size="11pt" style:font-size-asian="11pt" style:font-size-complex="11pt" style:language-asian="tr" style:country-asian="TR"/>
    </style:style>
    <style:style style:name="T315" style:parent-style-name="StrongEmphasis" style:family="text">
      <style:text-properties style:font-name="Tahoma" style:font-name-complex="Tahoma" fo:font-weight="normal" style:font-weight-asian="normal" style:font-weight-complex="normal" style:text-position="super 63.6%" fo:font-size="11pt" style:font-size-asian="11pt" style:font-size-complex="11pt" style:language-asian="tr" style:country-asian="TR"/>
    </style:style>
    <style:style style:name="P316" style:parent-style-name="Textbody" style:family="paragraph">
      <style:paragraph-properties fo:text-align="justify" fo:margin-bottom="0in" fo:line-height="100%"/>
    </style:style>
    <style:style style:name="T317" style:parent-style-name="StrongEmphasis" style:family="text">
      <style:text-properties style:font-name="Tahoma" style:font-name-complex="Tahoma" fo:font-size="11pt" style:font-size-asian="11pt" style:font-size-complex="11pt"/>
    </style:style>
    <style:style style:name="P318" style:parent-style-name="Textbody" style:family="paragraph">
      <style:paragraph-properties fo:text-align="justify" fo:margin-bottom="0in" fo:line-height="100%"/>
    </style:style>
    <style:style style:name="T319"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T320"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T321"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T322"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T323"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P324" style:parent-style-name="Textbody" style:family="paragraph">
      <style:paragraph-properties fo:text-align="justify" fo:margin-bottom="0in" fo:line-height="100%"/>
      <style:text-properties style:font-name="Tahoma" style:font-name-complex="Tahoma" fo:font-size="11pt" style:font-size-asian="11pt" style:font-size-complex="11pt" style:language-asian="tr" style:country-asian="TR"/>
    </style:style>
    <style:style style:name="P325" style:parent-style-name="Textbody" style:family="paragraph">
      <style:paragraph-properties fo:text-align="justify" fo:margin-bottom="0in" fo:line-height="100%"/>
      <style:text-properties style:font-name="Tahoma" style:font-name-complex="Tahoma" fo:font-size="11pt" style:font-size-asian="11pt" style:font-size-complex="11pt" style:language-asian="tr" style:country-asian="TR"/>
    </style:style>
    <style:style style:name="P326" style:parent-style-name="Textbody" style:family="paragraph">
      <style:paragraph-properties fo:text-align="justify" fo:margin-bottom="0in" fo:line-height="100%"/>
      <style:text-properties style:font-name="Tahoma" style:font-name-complex="Tahoma" fo:font-size="11pt" style:font-size-asian="11pt" style:font-size-complex="11pt" style:language-asian="tr" style:country-asian="TR"/>
    </style:style>
    <style:style style:name="P327" style:parent-style-name="Textbody" style:family="paragraph">
      <style:paragraph-properties fo:text-align="justify" fo:margin-bottom="0in" fo:line-height="100%"/>
    </style:style>
    <style:style style:name="T328" style:parent-style-name="VarsayılanParagrafYazıTipi" style:family="text">
      <style:text-properties style:font-name="Tahoma" style:font-name-complex="Tahoma" fo:font-size="11pt" style:font-size-asian="11pt" style:font-size-complex="11pt" style:language-asian="tr" style:country-asian="TR"/>
    </style:style>
    <style:style style:name="T329" style:parent-style-name="VarsayılanParagrafYazıTipi" style:family="text">
      <style:text-properties style:font-name="Tahoma" style:font-name-complex="Tahoma" fo:font-size="11pt" style:font-size-asian="11pt" style:font-size-complex="11pt" style:language-asian="tr" style:country-asian="TR"/>
    </style:style>
    <style:style style:name="T330" style:parent-style-name="VarsayılanParagrafYazıTipi" style:family="text">
      <style:text-properties style:font-name="Tahoma" style:font-name-complex="Tahoma" fo:font-size="11pt" style:font-size-asian="11pt" style:font-size-complex="11pt" style:language-asian="tr" style:country-asian="TR"/>
    </style:style>
    <style:style style:name="T331" style:parent-style-name="VarsayılanParagrafYazıTipi" style:family="text">
      <style:text-properties style:font-name="Tahoma" style:font-name-complex="Tahoma" fo:font-size="11pt" style:font-size-asian="11pt" style:font-size-complex="11pt" style:language-asian="tr" style:country-asian="TR"/>
    </style:style>
    <style:style style:name="T332" style:parent-style-name="VarsayılanParagrafYazıTipi" style:family="text">
      <style:text-properties style:font-name="Tahoma" style:font-name-complex="Tahoma" fo:font-size="11pt" style:font-size-asian="11pt" style:font-size-complex="11pt" style:language-asian="tr" style:country-asian="TR"/>
    </style:style>
    <style:style style:name="T333"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334"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335"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336"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337" style:parent-style-name="VarsayılanParagrafYazıTipi" style:family="text">
      <style:text-properties style:font-name="Tahoma" style:font-name-complex="Tahoma" fo:font-size="11pt" style:font-size-asian="11pt" style:font-size-complex="11pt" style:language-asian="tr" style:country-asian="TR"/>
    </style:style>
    <style:style style:name="T338" style:parent-style-name="VarsayılanParagrafYazıTipi" style:family="text">
      <style:text-properties style:font-name="Tahoma" style:font-name-complex="Tahoma" fo:font-size="11pt" style:font-size-asian="11pt" style:font-size-complex="11pt" style:language-asian="tr" style:country-asian="TR"/>
    </style:style>
    <style:style style:name="T339" style:parent-style-name="VarsayılanParagrafYazıTipi" style:family="text">
      <style:text-properties style:font-name="Tahoma" style:font-name-complex="Tahoma" fo:font-size="11pt" style:font-size-asian="11pt" style:font-size-complex="11pt" style:language-asian="tr" style:country-asian="TR"/>
    </style:style>
    <style:style style:name="T340" style:parent-style-name="VarsayılanParagrafYazıTipi" style:family="text">
      <style:text-properties style:font-name="Tahoma" style:font-name-complex="Tahoma" fo:font-size="11pt" style:font-size-asian="11pt" style:font-size-complex="11pt" style:language-asian="tr" style:country-asian="TR"/>
    </style:style>
    <style:style style:name="T341" style:parent-style-name="VarsayılanParagrafYazıTipi" style:family="text">
      <style:text-properties style:font-name="Tahoma" style:font-name-complex="Tahoma" fo:font-size="11pt" style:font-size-asian="11pt" style:font-size-complex="11pt" style:language-asian="tr" style:country-asian="TR"/>
    </style:style>
    <style:style style:name="T342"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43"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44"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45"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46"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347"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348"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349"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350"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351"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352"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353"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354"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P355" style:parent-style-name="Textbody" style:family="paragraph">
      <style:paragraph-properties fo:text-align="justify" fo:margin-bottom="0in" fo:line-height="100%"/>
    </style:style>
    <style:style style:name="T356"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T357" style:parent-style-name="StrongEmphasis" style:family="text">
      <style:text-properties style:font-name="Tahoma" style:font-name-complex="Tahoma" fo:font-weight="normal" style:font-weight-asian="normal" style:font-weight-complex="normal" style:text-position="super 63.6%" fo:font-size="11pt" style:font-size-asian="11pt" style:font-size-complex="11pt"/>
    </style:style>
    <style:style style:name="P358" style:parent-style-name="Textbody" style:family="paragraph">
      <style:paragraph-properties fo:text-align="justify" fo:margin-bottom="0in" fo:line-height="100%"/>
    </style:style>
    <style:style style:name="T359" style:parent-style-name="StrongEmphasis" style:family="text">
      <style:text-properties style:font-name="Tahoma" style:font-name-complex="Tahoma" fo:font-size="11pt" style:font-size-asian="11pt" style:font-size-complex="11pt"/>
    </style:style>
    <style:style style:name="T360"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T361" style:parent-style-name="VarsayılanParagrafYazıTipi" style:family="text">
      <style:text-properties style:font-name="Tahoma" style:font-name-complex="Tahoma" fo:font-size="11pt" style:font-size-asian="11pt" style:font-size-complex="11pt"/>
    </style:style>
    <style:style style:name="T362" style:parent-style-name="VarsayılanParagrafYazıTipi" style:family="text">
      <style:text-properties style:font-name="Tahoma" style:font-name-complex="Tahoma" style:text-position="super 63.6%" fo:font-size="11pt" style:font-size-asian="11pt" style:font-size-complex="11pt"/>
    </style:style>
    <style:style style:name="P363" style:parent-style-name="Textbody" style:family="paragraph">
      <style:paragraph-properties fo:text-align="justify" fo:margin-bottom="0in" fo:line-height="100%"/>
    </style:style>
    <style:style style:name="T364" style:parent-style-name="StrongEmphasis" style:family="text">
      <style:text-properties style:font-name="Tahoma" style:font-name-complex="Tahoma" fo:font-size="11pt" style:font-size-asian="11pt" style:font-size-complex="11pt"/>
    </style:style>
    <style:style style:name="T365"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T366" style:parent-style-name="StrongEmphasis" style:family="text">
      <style:text-properties style:font-name="Tahoma" style:font-name-complex="Tahoma" fo:font-weight="normal" style:font-weight-asian="normal" style:font-weight-complex="normal" style:text-position="super 63.6%" fo:font-size="11pt" style:font-size-asian="11pt" style:font-size-complex="11pt"/>
    </style:style>
    <style:style style:name="T367"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P368" style:parent-style-name="Standard" style:family="paragraph">
      <style:paragraph-properties fo:text-align="justify"/>
    </style:style>
    <style:style style:name="T369" style:parent-style-name="StrongEmphasis" style:family="text">
      <style:text-properties style:font-name="Tahoma" style:font-name-complex="Tahoma" fo:font-size="11pt" style:font-size-asian="11pt" style:font-size-complex="11pt"/>
    </style:style>
    <style:style style:name="T370" style:parent-style-name="VarsayılanParagrafYazıTipi" style:family="text">
      <style:text-properties style:font-name="Tahoma" style:font-name-complex="Tahoma" fo:font-size="11pt" style:font-size-asian="11pt" style:font-size-complex="11pt"/>
    </style:style>
    <style:style style:name="T371" style:parent-style-name="VarsayılanParagrafYazıTipi" style:family="text">
      <style:text-properties style:font-name="Tahoma" style:font-name-complex="Tahoma" fo:font-size="11pt" style:font-size-asian="11pt" style:font-size-complex="11pt"/>
    </style:style>
    <style:style style:name="P372" style:parent-style-name="Textbody" style:family="paragraph">
      <style:paragraph-properties fo:text-align="justify" fo:margin-bottom="0in" fo:line-height="100%"/>
    </style:style>
    <style:style style:name="T373" style:parent-style-name="StrongEmphasis" style:family="text">
      <style:text-properties style:font-name="Tahoma" style:font-name-complex="Tahoma" fo:font-size="11pt" style:font-size-asian="11pt" style:font-size-complex="11pt"/>
    </style:style>
    <style:style style:name="T374" style:parent-style-name="StrongEmphasis" style:family="text">
      <style:text-properties style:font-name="Tahoma" style:font-name-complex="Tahoma" fo:font-size="11pt" style:font-size-asian="11pt" style:font-size-complex="11pt"/>
    </style:style>
    <style:style style:name="T375"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T376" style:parent-style-name="StrongEmphasis" style:family="text">
      <style:text-properties style:font-name="Tahoma" style:font-name-complex="Tahoma" fo:font-weight="normal" style:font-weight-asian="normal" style:font-weight-complex="normal" style:text-position="super 63.6%" fo:font-size="11pt" style:font-size-asian="11pt" style:font-size-complex="11pt"/>
    </style:style>
    <style:style style:name="P377" style:parent-style-name="Textbody" style:family="paragraph">
      <style:paragraph-properties fo:text-align="justify" fo:margin-bottom="0in" fo:line-height="100%"/>
    </style:style>
    <style:style style:name="T378" style:parent-style-name="StrongEmphasis" style:family="text">
      <style:text-properties style:font-name="Tahoma" style:font-name-complex="Tahoma" fo:font-size="11pt" style:font-size-asian="11pt" style:font-size-complex="11pt"/>
    </style:style>
    <style:style style:name="T379"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T380"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T381"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T382" style:parent-style-name="StrongEmphasis" style:family="text">
      <style:text-properties style:font-name="Tahoma" style:font-name-complex="Tahoma" fo:font-weight="normal" style:font-weight-asian="normal" style:font-weight-complex="normal" fo:font-size="11pt" style:font-size-asian="11pt" style:font-size-complex="11pt"/>
    </style:style>
    <style:style style:name="T383" style:parent-style-name="StrongEmphasis" style:family="text">
      <style:text-properties style:font-name="Tahoma" style:font-name-complex="Tahoma" fo:font-weight="normal" style:font-weight-asian="normal" style:font-weight-complex="normal" style:text-position="super 63.6%" fo:font-size="11pt" style:font-size-asian="11pt" style:font-size-complex="11pt"/>
    </style:style>
    <style:style style:name="P384" style:parent-style-name="Textbody" style:family="paragraph">
      <style:paragraph-properties fo:text-align="justify" fo:margin-bottom="0in" fo:line-height="100%"/>
    </style:style>
    <style:style style:name="T385" style:parent-style-name="StrongEmphasis" style:family="text">
      <style:text-properties style:font-name="Tahoma" style:font-name-complex="Tahoma" fo:font-size="11pt" style:font-size-asian="11pt" style:font-size-complex="11pt"/>
    </style:style>
    <style:style style:name="T386" style:parent-style-name="StrongEmphasis" style:family="text">
      <style:text-properties style:font-name="Tahoma" style:font-name-complex="Tahoma" fo:font-size="11pt" style:font-size-asian="11pt" style:font-size-complex="11pt"/>
    </style:style>
    <style:style style:name="P387" style:parent-style-name="Textbody" style:family="paragraph">
      <style:paragraph-properties fo:text-align="justify" fo:margin-bottom="0in" fo:line-height="100%"/>
    </style:style>
    <style:style style:name="T388" style:parent-style-name="StrongEmphasis" style:family="text">
      <style:text-properties style:font-name="Tahoma" style:font-name-complex="Tahoma" fo:font-size="11pt" style:font-size-asian="11pt" style:font-size-complex="11pt"/>
    </style:style>
    <style:style style:name="T389" style:parent-style-name="VarsayılanParagrafYazıTipi" style:family="text">
      <style:text-properties style:font-name="Tahoma" style:font-name-complex="Tahoma" fo:font-size="11pt" style:font-size-asian="11pt" style:font-size-complex="11pt"/>
    </style:style>
    <style:style style:name="T390" style:parent-style-name="VarsayılanParagrafYazıTipi" style:family="text">
      <style:text-properties style:font-name="Tahoma" style:font-name-complex="Tahoma" fo:font-size="11pt" style:font-size-asian="11pt" style:font-size-complex="11pt"/>
    </style:style>
    <style:style style:name="P391" style:parent-style-name="Textbody" style:family="paragraph">
      <style:paragraph-properties fo:text-align="justify" fo:margin-bottom="0in" fo:line-height="100%"/>
    </style:style>
    <style:style style:name="T392" style:parent-style-name="StrongEmphasis" style:family="text">
      <style:text-properties style:font-name="Tahoma" style:font-name-complex="Tahoma" fo:font-size="11pt" style:font-size-asian="11pt" style:font-size-complex="11pt"/>
    </style:style>
    <style:style style:name="T393" style:parent-style-name="VarsayılanParagrafYazıTipi" style:family="text">
      <style:text-properties style:font-name="Tahoma" style:font-name-complex="Tahoma" fo:font-size="11pt" style:font-size-asian="11pt" style:font-size-complex="11pt"/>
    </style:style>
    <style:style style:name="T394" style:parent-style-name="VarsayılanParagrafYazıTipi" style:family="text">
      <style:text-properties style:font-name="Tahoma" style:font-name-complex="Tahoma" fo:font-size="11pt" style:font-size-asian="11pt" style:font-size-complex="11pt"/>
    </style:style>
    <style:style style:name="T395" style:parent-style-name="VarsayılanParagrafYazıTipi" style:family="text">
      <style:text-properties style:font-name="Tahoma" style:font-name-complex="Tahoma" fo:font-size="11pt" style:font-size-asian="11pt" style:font-size-complex="11pt"/>
    </style:style>
    <style:style style:name="P396" style:parent-style-name="Textbody" style:family="paragraph">
      <style:paragraph-properties fo:text-align="justify" fo:margin-bottom="0in" fo:line-height="100%"/>
    </style:style>
    <style:style style:name="T397" style:parent-style-name="StrongEmphasis" style:family="text">
      <style:text-properties style:font-name="Tahoma" style:font-name-complex="Tahoma" fo:font-size="11pt" style:font-size-asian="11pt" style:font-size-complex="11pt"/>
    </style:style>
    <style:style style:name="T398" style:parent-style-name="VarsayılanParagrafYazıTipi" style:family="text">
      <style:text-properties style:font-name="Tahoma" style:font-name-complex="Tahoma" fo:font-size="11pt" style:font-size-asian="11pt" style:font-size-complex="11pt"/>
    </style:style>
    <style:style style:name="T399" style:parent-style-name="VarsayılanParagrafYazıTipi" style:family="text">
      <style:text-properties style:font-name="Tahoma" style:font-name-complex="Tahoma" fo:font-size="11pt" style:font-size-asian="11pt" style:font-size-complex="11pt"/>
    </style:style>
    <style:style style:name="T400" style:parent-style-name="VarsayılanParagrafYazıTipi" style:family="text">
      <style:text-properties style:font-name="Tahoma" style:font-name-complex="Tahoma" fo:font-size="11pt" style:font-size-asian="11pt" style:font-size-complex="11pt"/>
    </style:style>
    <style:style style:name="P401" style:parent-style-name="Textbody" style:family="paragraph">
      <style:paragraph-properties fo:text-align="justify" fo:margin-bottom="0in" fo:line-height="100%"/>
    </style:style>
    <style:style style:name="T402" style:parent-style-name="StrongEmphasis" style:family="text">
      <style:text-properties style:font-name="Tahoma" style:font-name-complex="Tahoma" fo:font-size="11pt" style:font-size-asian="11pt" style:font-size-complex="11pt"/>
    </style:style>
    <style:style style:name="P403" style:parent-style-name="Textbody" style:family="paragraph">
      <style:paragraph-properties fo:text-align="justify" fo:margin-bottom="0in" fo:line-height="100%"/>
    </style:style>
    <style:style style:name="T404" style:parent-style-name="StrongEmphasis" style:family="text">
      <style:text-properties style:font-name="Tahoma" style:font-name-complex="Tahoma" fo:font-size="11pt" style:font-size-asian="11pt" style:font-size-complex="11pt"/>
    </style:style>
    <style:style style:name="T405" style:parent-style-name="VarsayılanParagrafYazıTipi" style:family="text">
      <style:text-properties style:font-name="Tahoma" style:font-name-complex="Tahoma" fo:font-size="11pt" style:font-size-asian="11pt" style:font-size-complex="11pt"/>
    </style:style>
    <style:style style:name="T406" style:parent-style-name="VarsayılanParagrafYazıTipi" style:family="text">
      <style:text-properties style:font-name="Tahoma" style:font-name-complex="Tahoma" fo:font-size="11pt" style:font-size-asian="11pt" style:font-size-complex="11pt"/>
    </style:style>
    <style:style style:name="T407" style:parent-style-name="VarsayılanParagrafYazıTipi" style:family="text">
      <style:text-properties style:font-name="Tahoma" style:font-name-complex="Tahoma" fo:font-size="11pt" style:font-size-asian="11pt" style:font-size-complex="11pt"/>
    </style:style>
    <style:style style:name="P408" style:parent-style-name="Textbody" style:family="paragraph">
      <style:paragraph-properties fo:text-align="justify" fo:margin-bottom="0in" fo:line-height="100%"/>
    </style:style>
    <style:style style:name="T409" style:parent-style-name="StrongEmphasis" style:family="text">
      <style:text-properties style:font-name="Tahoma" style:font-name-complex="Tahoma" fo:font-size="11pt" style:font-size-asian="11pt" style:font-size-complex="11pt"/>
    </style:style>
    <style:style style:name="T410" style:parent-style-name="VarsayılanParagrafYazıTipi" style:family="text">
      <style:text-properties style:font-name="Tahoma" style:font-name-complex="Tahoma" fo:font-size="11pt" style:font-size-asian="11pt" style:font-size-complex="11pt"/>
    </style:style>
    <style:style style:name="T411" style:parent-style-name="VarsayılanParagrafYazıTipi" style:family="text">
      <style:text-properties style:font-name="Tahoma" style:font-name-complex="Tahoma" fo:font-size="11pt" style:font-size-asian="11pt" style:font-size-complex="11pt"/>
    </style:style>
    <style:style style:name="T412" style:parent-style-name="VarsayılanParagrafYazıTipi" style:family="text">
      <style:text-properties style:font-name="Tahoma" style:font-name-complex="Tahoma" fo:font-size="11pt" style:font-size-asian="11pt" style:font-size-complex="11pt"/>
    </style:style>
    <style:style style:name="T413" style:parent-style-name="VarsayılanParagrafYazıTipi" style:family="text">
      <style:text-properties style:font-name="Tahoma" style:font-name-complex="Tahoma" fo:font-size="11pt" style:font-size-asian="11pt" style:font-size-complex="11pt"/>
    </style:style>
    <style:style style:name="T414" style:parent-style-name="VarsayılanParagrafYazıTipi" style:family="text">
      <style:text-properties style:font-name="Tahoma" style:font-name-complex="Tahoma" fo:font-size="11pt" style:font-size-asian="11pt" style:font-size-complex="11pt"/>
    </style:style>
    <style:style style:name="T415" style:parent-style-name="VarsayılanParagrafYazıTipi" style:family="text">
      <style:text-properties style:font-name="Tahoma" style:font-name-complex="Tahoma" fo:font-size="11pt" style:font-size-asian="11pt" style:font-size-complex="11pt"/>
    </style:style>
    <style:style style:name="P416" style:parent-style-name="Textbody" style:family="paragraph">
      <style:paragraph-properties fo:text-align="justify" fo:margin-bottom="0in" fo:line-height="100%"/>
    </style:style>
    <style:style style:name="T417"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418" style:parent-style-name="VarsayılanParagrafYazıTipi" style:family="text">
      <style:text-properties style:font-name="Tahoma" style:font-name-complex="Tahoma" fo:font-size="11pt" style:font-size-asian="11pt" style:font-size-complex="11pt"/>
    </style:style>
    <style:style style:name="T419"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420" style:parent-style-name="VarsayılanParagrafYazıTipi" style:family="text">
      <style:text-properties style:font-name="Tahoma" style:font-name-complex="Tahoma" fo:font-size="11pt" style:font-size-asian="11pt" style:font-size-complex="11pt"/>
    </style:style>
    <style:style style:name="T421" style:parent-style-name="VarsayılanParagrafYazıTipi" style:family="text">
      <style:text-properties style:font-name="Tahoma" style:font-name-complex="Tahoma" fo:font-size="11pt" style:font-size-asian="11pt" style:font-size-complex="11pt"/>
    </style:style>
    <style:style style:name="P422" style:parent-style-name="Textbody" style:family="paragraph">
      <style:paragraph-properties fo:text-align="justify" fo:margin-bottom="0in" fo:line-height="100%"/>
    </style:style>
    <style:style style:name="T423"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424" style:parent-style-name="VarsayılanParagrafYazıTipi" style:family="text">
      <style:text-properties style:font-name="Tahoma" style:font-name-complex="Tahoma" fo:font-weight="bold" style:font-weight-asian="bold" fo:font-size="11pt" style:font-size-asian="11pt" style:font-size-complex="11pt"/>
    </style:style>
    <style:style style:name="T425" style:parent-style-name="VarsayılanParagrafYazıTipi" style:family="text">
      <style:text-properties style:font-name="Tahoma" style:font-name-complex="Tahoma" fo:font-size="11pt" style:font-size-asian="11pt" style:font-size-complex="11pt"/>
    </style:style>
    <style:style style:name="T426" style:parent-style-name="VarsayılanParagrafYazıTipi" style:family="text">
      <style:text-properties style:font-name="Tahoma" style:font-name-complex="Tahoma" fo:font-size="11pt" style:font-size-asian="11pt" style:font-size-complex="11pt"/>
    </style:style>
    <style:style style:name="T427" style:parent-style-name="VarsayılanParagrafYazıTipi" style:family="text">
      <style:text-properties style:font-name="Tahoma" style:font-name-complex="Tahoma" fo:font-size="11pt" style:font-size-asian="11pt" style:font-size-complex="11pt"/>
    </style:style>
    <style:style style:name="T428" style:parent-style-name="VarsayılanParagrafYazıTipi" style:family="text">
      <style:text-properties style:font-name="Tahoma" style:font-name-complex="Tahoma" fo:font-size="11pt" style:font-size-asian="11pt" style:font-size-complex="11pt"/>
    </style:style>
    <style:style style:name="P429" style:parent-style-name="Textbody" style:family="paragraph">
      <style:paragraph-properties fo:text-align="justify" fo:margin-bottom="0in" fo:line-height="100%"/>
    </style:style>
    <style:style style:name="T430"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431" style:parent-style-name="VarsayılanParagrafYazıTipi" style:family="text">
      <style:text-properties style:font-name="Tahoma" style:font-name-complex="Tahoma" fo:font-size="11pt" style:font-size-asian="11pt" style:font-size-complex="11pt" style:language-asian="tr" style:country-asian="TR"/>
    </style:style>
    <style:style style:name="T432"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433" style:parent-style-name="VarsayılanParagrafYazıTipi" style:family="text">
      <style:text-properties style:font-name="Tahoma" style:font-name-complex="Tahoma" fo:font-size="11pt" style:font-size-asian="11pt" style:font-size-complex="11pt" style:language-asian="tr" style:country-asian="TR"/>
    </style:style>
    <style:style style:name="T434" style:parent-style-name="VarsayılanParagrafYazıTipi" style:family="text">
      <style:text-properties style:font-name="Tahoma" style:font-name-complex="Tahoma" fo:font-size="11pt" style:font-size-asian="11pt" style:font-size-complex="11pt" style:language-asian="tr" style:country-asian="TR"/>
    </style:style>
    <style:style style:name="T435" style:parent-style-name="VarsayılanParagrafYazıTipi" style:family="text">
      <style:text-properties style:font-name="Tahoma" style:font-name-complex="Tahoma" fo:font-size="11pt" style:font-size-asian="11pt" style:font-size-complex="11pt" style:language-asian="tr" style:country-asian="TR"/>
    </style:style>
    <style:style style:name="P436" style:parent-style-name="Textbody" style:family="paragraph">
      <style:paragraph-properties fo:text-align="justify" fo:margin-bottom="0in" fo:line-height="100%"/>
      <style:text-properties style:font-name="Tahoma" style:font-name-complex="Tahoma" fo:font-weight="bold" style:font-weight-asian="bold" style:font-weight-complex="bold" fo:font-size="11pt" style:font-size-asian="11pt" style:font-size-complex="11pt" style:language-asian="tr" style:country-asian="TR"/>
    </style:style>
    <style:style style:name="P437" style:parent-style-name="Textbody" style:family="paragraph">
      <style:paragraph-properties fo:text-align="justify" fo:margin-bottom="0in" fo:line-height="100%"/>
      <style:text-properties style:font-name="Tahoma" style:font-name-complex="Tahoma" fo:font-weight="bold" style:font-weight-asian="bold" style:font-weight-complex="bold" fo:font-size="11pt" style:font-size-asian="11pt" style:font-size-complex="11pt" style:language-asian="tr" style:country-asian="TR"/>
    </style:style>
    <style:style style:name="P438" style:parent-style-name="Textbody" style:family="paragraph">
      <style:paragraph-properties fo:text-align="justify" fo:margin-bottom="0in" fo:line-height="100%"/>
      <style:text-properties style:font-name="Tahoma" style:font-name-complex="Tahoma" fo:font-weight="bold" style:font-weight-asian="bold" style:font-weight-complex="bold" fo:font-size="11pt" style:font-size-asian="11pt" style:font-size-complex="11pt" style:language-asian="tr" style:country-asian="TR"/>
    </style:style>
    <style:style style:name="P439" style:parent-style-name="Textbody" style:family="paragraph">
      <style:paragraph-properties fo:text-align="justify" fo:margin-bottom="0in" fo:line-height="100%"/>
      <style:text-properties style:font-name="Tahoma" style:font-name-complex="Tahoma" fo:font-weight="bold" style:font-weight-asian="bold" style:font-weight-complex="bold" fo:font-size="11pt" style:font-size-asian="11pt" style:font-size-complex="11pt" style:language-asian="tr" style:country-asian="TR"/>
    </style:style>
    <style:style style:name="P440" style:parent-style-name="Textbody" style:family="paragraph">
      <style:paragraph-properties fo:text-align="justify" fo:margin-bottom="0in" fo:line-height="100%"/>
      <style:text-properties style:font-name="Tahoma" style:font-name-complex="Tahoma" fo:font-size="11pt" style:font-size-asian="11pt" style:font-size-complex="11pt" style:language-asian="tr" style:country-asian="TR"/>
    </style:style>
    <style:style style:name="P441" style:parent-style-name="Textbody" style:family="paragraph">
      <style:paragraph-properties fo:text-align="justify" fo:margin-bottom="0in" fo:line-height="100%"/>
    </style:style>
    <style:style style:name="T442" style:parent-style-name="VarsayılanParagrafYazıTipi" style:family="text">
      <style:text-properties style:font-name="Tahoma" style:font-name-complex="Tahoma" fo:font-size="11pt" style:font-size-asian="11pt" style:font-size-complex="11pt" style:language-asian="tr" style:country-asian="TR"/>
    </style:style>
    <style:style style:name="T443" style:parent-style-name="VarsayılanParagrafYazıTipi" style:family="text">
      <style:text-properties style:font-name="Tahoma" style:font-name-complex="Tahoma" fo:font-size="11pt" style:font-size-asian="11pt" style:font-size-complex="11pt" style:language-asian="tr" style:country-asian="TR"/>
    </style:style>
    <style:style style:name="T444" style:parent-style-name="VarsayılanParagrafYazıTipi" style:family="text">
      <style:text-properties style:font-name="Tahoma" style:font-name-complex="Tahoma" fo:font-size="11pt" style:font-size-asian="11pt" style:font-size-complex="11pt" style:language-asian="tr" style:country-asian="TR"/>
    </style:style>
    <style:style style:name="T445" style:parent-style-name="VarsayılanParagrafYazıTipi" style:family="text">
      <style:text-properties style:font-name="Tahoma" style:font-name-complex="Tahoma" fo:font-size="11pt" style:font-size-asian="11pt" style:font-size-complex="11pt" style:language-asian="tr" style:country-asian="TR"/>
    </style:style>
    <style:style style:name="T446" style:parent-style-name="VarsayılanParagrafYazıTipi" style:family="text">
      <style:text-properties style:font-name="Tahoma" style:font-name-complex="Tahoma" fo:font-size="11pt" style:font-size-asian="11pt" style:font-size-complex="11pt" style:language-asian="tr" style:country-asian="TR"/>
    </style:style>
    <style:style style:name="T447"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448"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449"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450"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451" style:parent-style-name="VarsayılanParagrafYazıTipi" style:family="text">
      <style:text-properties style:font-name="Tahoma" style:font-name-complex="Tahoma" fo:font-size="11pt" style:font-size-asian="11pt" style:font-size-complex="11pt" style:language-asian="tr" style:country-asian="TR"/>
    </style:style>
    <style:style style:name="T452" style:parent-style-name="VarsayılanParagrafYazıTipi" style:family="text">
      <style:text-properties style:font-name="Tahoma" style:font-name-complex="Tahoma" fo:font-size="11pt" style:font-size-asian="11pt" style:font-size-complex="11pt" style:language-asian="tr" style:country-asian="TR"/>
    </style:style>
    <style:style style:name="T453" style:parent-style-name="VarsayılanParagrafYazıTipi" style:family="text">
      <style:text-properties style:font-name="Tahoma" style:font-name-complex="Tahoma" fo:font-size="11pt" style:font-size-asian="11pt" style:font-size-complex="11pt" style:language-asian="tr" style:country-asian="TR"/>
    </style:style>
    <style:style style:name="T454" style:parent-style-name="VarsayılanParagrafYazıTipi" style:family="text">
      <style:text-properties style:font-name="Tahoma" style:font-name-complex="Tahoma" fo:font-size="11pt" style:font-size-asian="11pt" style:font-size-complex="11pt" style:language-asian="tr" style:country-asian="TR"/>
    </style:style>
    <style:style style:name="T455" style:parent-style-name="VarsayılanParagrafYazıTipi" style:family="text">
      <style:text-properties style:font-name="Tahoma" style:font-name-complex="Tahoma" fo:font-size="11pt" style:font-size-asian="11pt" style:font-size-complex="11pt" style:language-asian="tr" style:country-asian="TR"/>
    </style:style>
    <style:style style:name="T456"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457"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458"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459"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460"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461"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462"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463"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464"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465"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466"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467"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P468" style:parent-style-name="Textbody" style:family="paragraph">
      <style:paragraph-properties fo:text-align="justify" fo:margin-bottom="0in" fo:line-height="100%"/>
    </style:style>
    <style:style style:name="T469" style:parent-style-name="VarsayılanParagrafYazıTipi" style:family="text">
      <style:text-properties style:font-name="Tahoma" style:font-name-complex="Tahoma" fo:font-size="11pt" style:font-size-asian="11pt" style:font-size-complex="11pt" style:language-asian="tr" style:country-asian="TR"/>
    </style:style>
    <style:style style:name="T470" style:parent-style-name="VarsayılanParagrafYazıTipi" style:family="text">
      <style:text-properties style:font-name="Tahoma" style:font-name-complex="Tahoma" fo:font-size="11pt" style:font-size-asian="11pt" style:font-size-complex="11pt" style:language-asian="tr" style:country-asian="TR"/>
    </style:style>
    <style:style style:name="P471" style:parent-style-name="Textbody" style:family="paragraph">
      <style:paragraph-properties fo:text-align="justify" fo:margin-bottom="0in" fo:line-height="100%"/>
    </style:style>
    <style:style style:name="T472" style:parent-style-name="VarsayılanParagrafYazıTipi" style:family="text">
      <style:text-properties style:font-name="Tahoma" style:font-name-complex="Tahoma" fo:font-size="11pt" style:font-size-asian="11pt" style:font-size-complex="11pt" style:language-asian="tr" style:country-asian="TR"/>
    </style:style>
    <style:style style:name="T473" style:parent-style-name="VarsayılanParagrafYazıTipi" style:family="text">
      <style:text-properties style:font-name="Tahoma" style:font-name-complex="Tahoma" fo:font-size="11pt" style:font-size-asian="11pt" style:font-size-complex="11pt" style:language-asian="tr" style:country-asian="TR"/>
    </style:style>
    <style:style style:name="P474" style:parent-style-name="Textbody" style:family="paragraph">
      <style:paragraph-properties fo:text-align="justify" fo:margin-bottom="0in" fo:line-height="100%"/>
    </style:style>
    <style:style style:name="T475" style:parent-style-name="StrongEmphasis" style:family="text">
      <style:text-properties style:font-name="Tahoma" style:font-name-complex="Tahoma" fo:font-size="11pt" style:font-size-asian="11pt" style:font-size-complex="11pt"/>
    </style:style>
    <style:style style:name="P476"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477" style:parent-style-name="Textbody" style:family="paragraph">
      <style:paragraph-properties fo:text-align="justify" fo:margin-bottom="0in" fo:line-height="100%"/>
    </style:style>
    <style:style style:name="T478" style:parent-style-name="StrongEmphasis" style:family="text">
      <style:text-properties style:font-name="Tahoma" style:font-name-complex="Tahoma" fo:font-size="11pt" style:font-size-asian="11pt" style:font-size-complex="11pt"/>
    </style:style>
    <style:style style:name="P479"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480" style:parent-style-name="Textbody" style:family="paragraph">
      <style:paragraph-properties fo:text-align="justify" fo:margin-bottom="0in" fo:line-height="100%"/>
    </style:style>
    <style:style style:name="T481" style:parent-style-name="StrongEmphasis" style:family="text">
      <style:text-properties style:font-name="Tahoma" style:font-name-complex="Tahoma" fo:font-size="11pt" style:font-size-asian="11pt" style:font-size-complex="11pt"/>
    </style:style>
    <style:style style:name="P482"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483" style:parent-style-name="Textbody" style:family="paragraph">
      <style:paragraph-properties fo:text-align="justify" fo:margin-bottom="0in" fo:line-height="100%"/>
    </style:style>
    <style:style style:name="T484" style:parent-style-name="StrongEmphasis" style:family="text">
      <style:text-properties style:font-name="Tahoma" style:font-name-complex="Tahoma" fo:font-size="11pt" style:font-size-asian="11pt" style:font-size-complex="11pt"/>
    </style:style>
    <style:style style:name="P485"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486" style:parent-style-name="Textbody" style:family="paragraph">
      <style:paragraph-properties fo:text-align="justify" fo:margin-bottom="0in" fo:line-height="100%"/>
    </style:style>
    <style:style style:name="T487" style:parent-style-name="VarsayılanParagrafYazıTipi" style:family="text">
      <style:text-properties style:font-name="Tahoma" style:font-name-complex="Tahoma" fo:font-weight="bold" style:font-weight-asian="bold" style:font-weight-complex="bold" fo:font-size="11pt" style:font-size-asian="11pt" style:font-size-complex="11pt"/>
    </style:style>
    <style:style style:name="T488" style:parent-style-name="VarsayılanParagrafYazıTipi" style:family="text">
      <style:text-properties style:font-name="Tahoma" style:font-name-complex="Tahoma" fo:font-size="11pt" style:font-size-asian="11pt" style:font-size-complex="11pt"/>
    </style:style>
    <style:style style:name="T489" style:parent-style-name="VarsayılanParagrafYazıTipi" style:family="text">
      <style:text-properties style:font-name="Tahoma" style:font-name-complex="Tahoma" fo:font-size="11pt" style:font-size-asian="11pt" style:font-size-complex="11pt"/>
    </style:style>
    <style:style style:name="T490" style:parent-style-name="VarsayılanParagrafYazıTipi" style:family="text">
      <style:text-properties style:font-name="Tahoma" style:font-name-complex="Tahoma" fo:font-size="11pt" style:font-size-asian="11pt" style:font-size-complex="11pt"/>
    </style:style>
    <style:style style:name="P491" style:parent-style-name="Textbody" style:family="paragraph">
      <style:paragraph-properties fo:text-align="justify" fo:margin-bottom="0in" fo:line-height="100%"/>
    </style:style>
    <style:style style:name="T492" style:parent-style-name="StrongEmphasis" style:family="text">
      <style:text-properties style:font-name="Tahoma" style:font-name-complex="Tahoma" fo:font-size="11pt" style:font-size-asian="11pt" style:font-size-complex="11pt"/>
    </style:style>
    <style:style style:name="P493"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494" style:parent-style-name="Textbody" style:family="paragraph">
      <style:paragraph-properties fo:text-align="justify" fo:margin-bottom="0in" fo:line-height="100%"/>
    </style:style>
    <style:style style:name="T495" style:parent-style-name="StrongEmphasis" style:family="text">
      <style:text-properties style:font-name="Tahoma" style:font-name-complex="Tahoma" fo:font-size="11pt" style:font-size-asian="11pt" style:font-size-complex="11pt"/>
    </style:style>
    <style:style style:name="P496"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497" style:parent-style-name="Textbody" style:family="paragraph">
      <style:paragraph-properties fo:text-align="justify" fo:margin-bottom="0in" fo:line-height="100%"/>
      <style:text-properties style:font-name="Tahoma" style:font-name-complex="Tahoma" fo:font-size="11pt" style:font-size-asian="11pt" style:font-size-complex="11pt" style:language-asian="tr" style:country-asian="TR"/>
    </style:style>
    <style:style style:name="P498" style:parent-style-name="Textbody" style:family="paragraph">
      <style:paragraph-properties fo:text-align="justify" fo:margin-bottom="0in" fo:line-height="100%"/>
      <style:text-properties style:font-name="Tahoma" style:font-name-complex="Tahoma" fo:font-size="11pt" style:font-size-asian="11pt" style:font-size-complex="11pt" style:language-asian="tr" style:country-asian="TR"/>
    </style:style>
    <style:style style:name="P499" style:parent-style-name="Textbody" style:family="paragraph">
      <style:paragraph-properties fo:text-align="justify" fo:margin-bottom="0in" fo:line-height="100%" fo:text-indent="0.4923in"/>
      <style:text-properties style:font-name="Tahoma" style:font-name-complex="Tahoma" fo:font-size="11pt" style:font-size-asian="11pt" style:font-size-complex="11pt" style:language-asian="tr" style:country-asian="TR"/>
    </style:style>
    <style:style style:name="P500" style:parent-style-name="Textbody" style:family="paragraph">
      <style:paragraph-properties fo:text-align="justify" fo:margin-bottom="0in" fo:line-height="100%" fo:text-indent="0.4923in"/>
      <style:text-properties style:font-name="Tahoma" style:font-name-complex="Tahoma" fo:font-size="11pt" style:font-size-asian="11pt" style:font-size-complex="11pt" style:language-asian="tr" style:country-asian="TR"/>
    </style:style>
    <style:style style:name="P501" style:parent-style-name="Textbody" style:family="paragraph">
      <style:paragraph-properties fo:text-align="justify" fo:margin-bottom="0in" fo:line-height="100%" fo:text-indent="0.4923in"/>
      <style:text-properties style:font-name="Tahoma" style:font-name-complex="Tahoma" fo:font-size="11pt" style:font-size-asian="11pt" style:font-size-complex="11pt" style:language-asian="tr" style:country-asian="TR"/>
    </style:style>
    <style:style style:name="P502" style:parent-style-name="Textbody" style:family="paragraph">
      <style:paragraph-properties fo:text-align="justify" fo:margin-bottom="0in" fo:line-height="100%" fo:text-indent="0.4923in"/>
      <style:text-properties style:font-name="Tahoma" style:font-name-complex="Tahoma" fo:font-size="11pt" style:font-size-asian="11pt" style:font-size-complex="11pt" style:language-asian="tr" style:country-asian="TR"/>
    </style:style>
    <style:style style:name="P503" style:parent-style-name="Textbody" style:family="paragraph">
      <style:paragraph-properties fo:text-align="justify" fo:margin-bottom="0in" fo:line-height="100%" fo:text-indent="0.4923in"/>
      <style:text-properties style:font-name="Tahoma" style:font-name-complex="Tahoma" fo:font-size="11pt" style:font-size-asian="11pt" style:font-size-complex="11pt" style:language-asian="tr" style:country-asian="TR"/>
    </style:style>
    <style:style style:name="P504" style:parent-style-name="Textbody" style:family="paragraph">
      <style:paragraph-properties fo:text-align="justify" fo:margin-bottom="0in" fo:line-height="100%" fo:text-indent="0.4923in"/>
      <style:text-properties style:font-name="Tahoma" style:font-name-complex="Tahoma" fo:font-size="11pt" style:font-size-asian="11pt" style:font-size-complex="11pt" style:language-asian="tr" style:country-asian="TR"/>
    </style:style>
    <style:style style:name="P505" style:parent-style-name="Textbody" style:family="paragraph">
      <style:paragraph-properties fo:text-align="justify" fo:margin-bottom="0in" fo:line-height="100%" fo:text-indent="0.4923in"/>
      <style:text-properties style:font-name="Tahoma" style:font-name-complex="Tahoma" fo:font-size="11pt" style:font-size-asian="11pt" style:font-size-complex="11pt" style:language-asian="tr" style:country-asian="TR"/>
    </style:style>
    <style:style style:name="P506" style:parent-style-name="Textbody" style:family="paragraph">
      <style:paragraph-properties fo:text-align="justify" fo:margin-bottom="0in" fo:line-height="100%" fo:text-indent="0.4923in"/>
      <style:text-properties style:font-name="Tahoma" style:font-name-complex="Tahoma" fo:font-size="11pt" style:font-size-asian="11pt" style:font-size-complex="11pt" style:language-asian="tr" style:country-asian="TR"/>
    </style:style>
    <style:style style:name="P507" style:parent-style-name="Textbody" style:family="paragraph">
      <style:paragraph-properties fo:text-align="justify" fo:margin-bottom="0in" fo:line-height="100%" fo:text-indent="0.4923in"/>
      <style:text-properties style:font-name="Tahoma" style:font-name-complex="Tahoma" fo:font-size="11pt" style:font-size-asian="11pt" style:font-size-complex="11pt" style:language-asian="tr" style:country-asian="TR"/>
    </style:style>
    <style:style style:name="P508" style:parent-style-name="Textbody" style:family="paragraph">
      <style:paragraph-properties fo:text-align="justify" fo:margin-bottom="0in" fo:line-height="100%" fo:text-indent="0.4923in"/>
      <style:text-properties style:font-name="Tahoma" style:font-name-complex="Tahoma" fo:font-size="11pt" style:font-size-asian="11pt" style:font-size-complex="11pt" style:language-asian="tr" style:country-asian="TR"/>
    </style:style>
    <style:style style:name="P509" style:parent-style-name="Textbody" style:family="paragraph">
      <style:paragraph-properties fo:text-align="justify" fo:margin-bottom="0in" fo:line-height="100%" fo:text-indent="0.4923in"/>
    </style:style>
    <style:style style:name="T510" style:parent-style-name="VarsayılanParagrafYazıTipi" style:family="text">
      <style:text-properties style:font-name="Tahoma" style:font-name-complex="Tahoma" fo:font-size="11pt" style:font-size-asian="11pt" style:font-size-complex="11pt" style:language-asian="tr" style:country-asian="TR"/>
    </style:style>
    <style:style style:name="P511"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12" style:parent-style-name="Textbody" style:family="paragraph">
      <style:paragraph-properties fo:text-align="justify" fo:margin-bottom="0in" fo:line-height="100%"/>
      <style:text-properties style:font-name="Tahoma" style:font-name-complex="Tahoma" fo:font-size="11pt" style:font-size-asian="11pt" style:font-size-complex="11pt" style:language-asian="tr" style:country-asian="TR"/>
    </style:style>
    <style:style style:name="P513" style:parent-style-name="Textbody" style:family="paragraph">
      <style:paragraph-properties fo:text-align="justify" fo:margin-bottom="0in" fo:line-height="100%"/>
      <style:text-properties style:font-name="Tahoma" style:font-name-complex="Tahoma" fo:font-size="11pt" style:font-size-asian="11pt" style:font-size-complex="11pt" style:language-asian="tr" style:country-asian="TR"/>
    </style:style>
    <style:style style:name="P514" style:parent-style-name="Textbody" style:family="paragraph">
      <style:paragraph-properties fo:text-align="justify" fo:margin-bottom="0in" fo:line-height="100%"/>
    </style:style>
    <style:style style:name="T515" style:parent-style-name="VarsayılanParagrafYazıTipi" style:family="text">
      <style:text-properties style:font-name="Tahoma" style:font-name-complex="Tahoma" fo:font-size="11pt" style:font-size-asian="11pt" style:font-size-complex="11pt" style:language-asian="tr" style:country-asian="TR"/>
    </style:style>
    <style:style style:name="T516" style:parent-style-name="VarsayılanParagrafYazıTipi" style:family="text">
      <style:text-properties style:font-name="Tahoma" style:font-name-complex="Tahoma" fo:font-size="11pt" style:font-size-asian="11pt" style:font-size-complex="11pt" style:language-asian="tr" style:country-asian="TR"/>
    </style:style>
    <style:style style:name="T517" style:parent-style-name="VarsayılanParagrafYazıTipi" style:family="text">
      <style:text-properties style:font-name="Tahoma" style:font-name-complex="Tahoma" fo:font-size="11pt" style:font-size-asian="11pt" style:font-size-complex="11pt" style:language-asian="tr" style:country-asian="TR"/>
    </style:style>
    <style:style style:name="T518" style:parent-style-name="VarsayılanParagrafYazıTipi" style:family="text">
      <style:text-properties style:font-name="Tahoma" style:font-name-complex="Tahoma" fo:font-size="11pt" style:font-size-asian="11pt" style:font-size-complex="11pt" style:language-asian="tr" style:country-asian="TR"/>
    </style:style>
    <style:style style:name="T519" style:parent-style-name="VarsayılanParagrafYazıTipi" style:family="text">
      <style:text-properties style:font-name="Tahoma" style:font-name-complex="Tahoma" fo:font-size="11pt" style:font-size-asian="11pt" style:font-size-complex="11pt" style:language-asian="tr" style:country-asian="TR"/>
    </style:style>
    <style:style style:name="T520"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521"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522"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523"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524" style:parent-style-name="VarsayılanParagrafYazıTipi" style:family="text">
      <style:text-properties style:font-name="Tahoma" style:font-name-complex="Tahoma" fo:font-size="11pt" style:font-size-asian="11pt" style:font-size-complex="11pt" style:language-asian="tr" style:country-asian="TR"/>
    </style:style>
    <style:style style:name="T525" style:parent-style-name="VarsayılanParagrafYazıTipi" style:family="text">
      <style:text-properties style:font-name="Tahoma" style:font-name-complex="Tahoma" fo:font-size="11pt" style:font-size-asian="11pt" style:font-size-complex="11pt" style:language-asian="tr" style:country-asian="TR"/>
    </style:style>
    <style:style style:name="T526" style:parent-style-name="VarsayılanParagrafYazıTipi" style:family="text">
      <style:text-properties style:font-name="Tahoma" style:font-name-complex="Tahoma" fo:font-size="11pt" style:font-size-asian="11pt" style:font-size-complex="11pt" style:language-asian="tr" style:country-asian="TR"/>
    </style:style>
    <style:style style:name="T527" style:parent-style-name="VarsayılanParagrafYazıTipi" style:family="text">
      <style:text-properties style:font-name="Tahoma" style:font-name-complex="Tahoma" fo:font-size="11pt" style:font-size-asian="11pt" style:font-size-complex="11pt" style:language-asian="tr" style:country-asian="TR"/>
    </style:style>
    <style:style style:name="T528" style:parent-style-name="VarsayılanParagrafYazıTipi" style:family="text">
      <style:text-properties style:font-name="Tahoma" style:font-name-complex="Tahoma" fo:font-size="11pt" style:font-size-asian="11pt" style:font-size-complex="11pt" style:language-asian="tr" style:country-asian="TR"/>
    </style:style>
    <style:style style:name="T529"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530"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531"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532"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533" style:parent-style-name="VarsayılanParagrafYazıTipi" style:family="text">
      <style:text-properties style:font-name="Tahoma"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534"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535"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536"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537"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538"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539"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540"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P541"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42"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43"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44"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45"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46"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47"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48"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49"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50"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51" style:parent-style-name="Textbody" style:family="paragraph">
      <style:paragraph-properties fo:text-align="center" fo:margin-bottom="0in" fo:line-height="100%"/>
      <style:text-properties style:font-name="Tahoma" style:font-name-complex="Tahoma" fo:font-size="11pt" style:font-size-asian="11pt" style:font-size-complex="11pt"/>
    </style:style>
    <style:style style:name="P552"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53" style:parent-style-name="Textbody" style:family="paragraph">
      <style:paragraph-properties fo:text-align="justify" fo:margin-bottom="0in" fo:line-height="100%"/>
    </style:style>
    <style:style style:name="T554" style:parent-style-name="VarsayılanParagrafYazıTipi" style:family="text">
      <style:text-properties style:font-name="Tahoma" style:font-name-complex="Tahoma" fo:font-size="11pt" style:font-size-asian="11pt" style:font-size-complex="11pt" style:language-asian="tr" style:country-asian="TR"/>
    </style:style>
    <style:style style:name="T555" style:parent-style-name="VarsayılanParagrafYazıTipi" style:family="text">
      <style:text-properties style:font-name="Tahoma" style:font-name-complex="Tahoma" fo:font-size="11pt" style:font-size-asian="11pt" style:font-size-complex="11pt" style:language-asian="tr" style:country-asian="TR"/>
    </style:style>
    <style:style style:name="T556" style:parent-style-name="VarsayılanParagrafYazıTipi" style:family="text">
      <style:text-properties style:font-name="Tahoma" style:font-name-complex="Tahoma" fo:font-size="11pt" style:font-size-asian="11pt" style:font-size-complex="11pt" style:language-asian="tr" style:country-asian="TR"/>
    </style:style>
    <style:style style:name="P557"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58" style:parent-style-name="Textbody" style:family="paragraph">
      <style:paragraph-properties fo:text-align="justify" fo:margin-bottom="0in" fo:line-height="100%"/>
    </style:style>
    <style:style style:name="T559" style:parent-style-name="VarsayılanParagrafYazıTipi" style:family="text">
      <style:text-properties style:font-name="Tahoma" style:font-name-complex="Tahoma" fo:font-size="11pt" style:font-size-asian="11pt" style:font-size-complex="11pt" style:language-asian="tr" style:country-asian="TR"/>
    </style:style>
    <style:style style:name="T560" style:parent-style-name="VarsayılanParagrafYazıTipi" style:family="text">
      <style:text-properties style:font-name="Tahoma" style:font-name-complex="Tahoma" fo:font-size="11pt" style:font-size-asian="11pt" style:font-size-complex="11pt" style:language-asian="tr" style:country-asian="TR"/>
    </style:style>
    <style:style style:name="T561" style:parent-style-name="VarsayılanParagrafYazıTipi" style:family="text">
      <style:text-properties style:font-name="Tahoma" style:font-name-complex="Tahoma" fo:font-size="11pt" style:font-size-asian="11pt" style:font-size-complex="11pt" style:language-asian="tr" style:country-asian="TR"/>
    </style:style>
    <style:style style:name="P562"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63"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64"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65"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66"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67" style:parent-style-name="Textbody" style:family="paragraph">
      <style:paragraph-properties fo:text-align="justify" fo:margin-bottom="0in" fo:line-height="100%"/>
    </style:style>
    <style:style style:name="T568" style:parent-style-name="VarsayılanParagrafYazıTipi" style:family="text">
      <style:text-properties style:font-name="Tahoma" style:font-name-complex="Tahoma" fo:font-size="11pt" style:font-size-asian="11pt" style:font-size-complex="11pt" style:language-asian="tr" style:country-asian="TR"/>
    </style:style>
    <style:style style:name="T569" style:parent-style-name="VarsayılanParagrafYazıTipi" style:family="text">
      <style:text-properties style:font-name="Tahoma" style:font-name-complex="Tahoma" fo:font-size="11pt" style:font-size-asian="11pt" style:font-size-complex="11pt" style:language-asian="tr" style:country-asian="TR"/>
    </style:style>
    <style:style style:name="P570"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71"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72"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73"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74"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75"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76"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77"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78"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79"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80"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81"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82"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83"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84"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85"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86"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87"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88"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89"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90"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91"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92"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93"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94"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595" style:parent-style-name="Textbody" style:family="paragraph">
      <style:paragraph-properties fo:text-align="justify" fo:margin-bottom="0in" fo:line-height="100%" fo:margin-left="2.4618in" fo:text-indent="0.4923in">
        <style:tab-stops/>
      </style:paragraph-properties>
      <style:text-properties style:font-name="Tahoma" style:font-name-complex="Tahoma" fo:font-size="11pt" style:font-size-asian="11pt" style:font-size-complex="11pt" style:language-asian="tr" style:country-asian="TR"/>
    </style:style>
    <style:style style:name="P596" style:parent-style-name="Textbody" style:family="paragraph">
      <style:paragraph-properties fo:text-align="justify" fo:margin-bottom="0in" fo:line-height="100%" fo:margin-left="2.9541in">
        <style:tab-stops/>
      </style:paragraph-properties>
    </style:style>
    <style:style style:name="T597"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598"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599"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600"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601"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602"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603"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604" style:parent-style-name="VarsayılanParagrafYazıTipi" style:family="text">
      <style:text-properties style:font-name="Tahoma" style:font-name-complex="Tahoma" fo:font-weight="bold" style:font-weight-asian="bold" style:font-weight-complex="bold" fo:font-size="11pt" style:font-size-asian="11pt" style:font-size-complex="11pt" style:language-asian="tr" style:country-asian="TR"/>
    </style:style>
    <style:style style:name="T605"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606"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607"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608"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T609" style:parent-style-name="VarsayılanParagrafYazıTipi" style:family="text">
      <style:text-properties style:font-name="Tahoma" style:font-name-complex="Tahoma" fo:font-weight="bold" style:font-weight-asian="bold" style:font-weight-complex="bold" fo:font-size="11pt" style:font-size-asian="11pt" style:font-size-complex="11pt" style:text-underline-type="single" style:text-underline-style="solid" style:text-underline-width="auto" style:text-underline-mode="continuous" style:language-asian="tr" style:country-asian="TR"/>
    </style:style>
    <style:style style:name="P610"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611"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612"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613"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614"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615"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616" style:parent-style-name="Textbody" style:family="paragraph">
      <style:paragraph-properties fo:text-align="center" fo:margin-bottom="0in" fo:line-height="100%"/>
      <style:text-properties style:font-name="Tahoma" style:font-name-complex="Tahoma" fo:font-size="11pt" style:font-size-asian="11pt" style:font-size-complex="11pt"/>
    </style:style>
    <style:style style:name="P617"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618" style:parent-style-name="Standard" style:family="paragraph">
      <style:paragraph-properties fo:text-align="justify" style:line-height-at-least="0in" fo:text-indent="0.4923in"/>
      <style:text-properties style:font-name="Chilanka" style:font-name-complex="Times New Roman" style:language-asian="tr" style:country-asian="TR"/>
    </style:style>
    <style:style style:name="P619" style:parent-style-name="Standard" style:family="paragraph">
      <style:paragraph-properties fo:text-align="justify" style:line-height-at-least="0in" fo:text-indent="0.4923in"/>
      <style:text-properties style:font-name="Chilanka" style:font-name-complex="Times New Roman" style:language-asian="tr" style:country-asian="TR"/>
    </style:style>
    <style:style style:name="P620" style:parent-style-name="Standard" style:family="paragraph">
      <style:paragraph-properties fo:text-align="justify" style:line-height-at-least="0in" fo:text-indent="0.4923in"/>
    </style:style>
    <style:style style:name="T621" style:parent-style-name="VarsayılanParagrafYazıTipi" style:family="text">
      <style:text-properties style:font-name="Chilanka" style:font-name-complex="Times New Roman" style:language-asian="tr" style:country-asian="TR"/>
    </style:style>
    <style:style style:name="T622" style:parent-style-name="VarsayılanParagrafYazıTipi" style:family="text">
      <style:text-properties style:font-name="Chilanka" style:font-name-complex="Times New Roman" style:language-asian="tr" style:country-asian="TR"/>
    </style:style>
    <style:style style:name="T623" style:parent-style-name="VarsayılanParagrafYazıTipi" style:family="text">
      <style:text-properties style:font-name="Chilanka" style:font-name-complex="Times New Roman" style:language-asian="tr" style:country-asian="TR"/>
    </style:style>
    <style:style style:name="T624" style:parent-style-name="VarsayılanParagrafYazıTipi" style:family="text">
      <style:text-properties style:font-name="Chilanka" style:font-name-complex="Times New Roman" style:language-asian="tr" style:country-asian="TR"/>
    </style:style>
    <style:style style:name="T625" style:parent-style-name="VarsayılanParagrafYazıTipi" style:family="text">
      <style:text-properties style:font-name="Chilanka" style:font-name-complex="Times New Roman" style:language-asian="tr" style:country-asian="TR"/>
    </style:style>
    <style:style style:name="P626" style:parent-style-name="Standard" style:list-style-name="LFO2" style:family="paragraph">
      <style:paragraph-properties fo:text-align="justify" style:line-height-at-least="0in"/>
    </style:style>
    <style:style style:name="T627" style:parent-style-name="VarsayılanParagrafYazıTipi" style:family="text">
      <style:text-properties style:font-name="Chilanka" style:font-name-complex="Times New Roman" style:language-asian="tr" style:country-asian="TR"/>
    </style:style>
    <style:style style:name="P628" style:parent-style-name="Standard" style:list-style-name="LFO2" style:family="paragraph">
      <style:paragraph-properties fo:text-align="justify" style:line-height-at-least="0in"/>
    </style:style>
    <style:style style:name="T629" style:parent-style-name="VarsayılanParagrafYazıTipi" style:family="text">
      <style:text-properties style:font-name="Chilanka" style:font-name-complex="Times New Roman" style:language-asian="tr" style:country-asian="TR"/>
    </style:style>
    <style:style style:name="T630" style:parent-style-name="VarsayılanParagrafYazıTipi" style:family="text">
      <style:text-properties style:font-name="Chilanka" style:font-name-complex="Times New Roman" style:language-asian="tr" style:country-asian="TR"/>
    </style:style>
    <style:style style:name="T631" style:parent-style-name="VarsayılanParagrafYazıTipi" style:family="text">
      <style:text-properties style:font-name="Chilanka" style:font-name-complex="Times New Roman" style:language-asian="tr" style:country-asian="TR"/>
    </style:style>
    <style:style style:name="T632" style:parent-style-name="VarsayılanParagrafYazıTipi" style:family="text">
      <style:text-properties style:font-name="Chilanka" style:font-name-complex="Times New Roman" style:language-asian="tr" style:country-asian="TR"/>
    </style:style>
    <style:style style:name="P633" style:parent-style-name="Standard" style:list-style-name="LFO2" style:family="paragraph">
      <style:paragraph-properties fo:text-align="justify" style:line-height-at-least="0in"/>
    </style:style>
    <style:style style:name="T634" style:parent-style-name="VarsayılanParagrafYazıTipi" style:family="text">
      <style:text-properties style:font-name="Chilanka" style:font-name-complex="Times New Roman" style:language-asian="tr" style:country-asian="TR"/>
    </style:style>
    <style:style style:name="P635" style:parent-style-name="Standard" style:list-style-name="LFO2" style:family="paragraph">
      <style:paragraph-properties fo:text-align="justify" style:line-height-at-least="0in"/>
      <style:text-properties style:font-name="Chilanka" style:font-name-complex="Times New Roman" style:language-asian="tr" style:country-asian="TR"/>
    </style:style>
    <style:style style:name="P636" style:parent-style-name="Standard" style:list-style-name="LFO2" style:family="paragraph">
      <style:paragraph-properties fo:text-align="justify" style:line-height-at-least="0in"/>
      <style:text-properties style:font-name="Chilanka" style:font-name-complex="Times New Roman" style:language-asian="tr" style:country-asian="TR"/>
    </style:style>
    <style:style style:name="P637" style:parent-style-name="Standard" style:list-style-name="LFO2" style:family="paragraph">
      <style:paragraph-properties fo:text-align="justify" style:line-height-at-least="0in"/>
      <style:text-properties style:font-name="Chilanka" style:font-name-complex="Times New Roman" style:language-asian="tr" style:country-asian="TR"/>
    </style:style>
    <style:style style:name="P638" style:parent-style-name="Standard" style:list-style-name="LFO2" style:family="paragraph">
      <style:paragraph-properties fo:text-align="justify" style:line-height-at-least="0in"/>
      <style:text-properties style:font-name="Chilanka" style:font-name-complex="Times New Roman" style:language-asian="tr" style:country-asian="TR"/>
    </style:style>
    <style:style style:name="P639" style:parent-style-name="Standard" style:list-style-name="LFO2" style:family="paragraph">
      <style:paragraph-properties fo:text-align="justify" style:line-height-at-least="0in"/>
      <style:text-properties style:font-name="Chilanka" style:font-name-complex="Times New Roman" style:language-asian="tr" style:country-asian="TR"/>
    </style:style>
    <style:style style:name="P640" style:parent-style-name="Standard" style:list-style-name="LFO2" style:family="paragraph">
      <style:paragraph-properties fo:text-align="justify" style:line-height-at-least="0in"/>
      <style:text-properties style:font-name="Chilanka" style:font-name-complex="Times New Roman" style:language-asian="tr" style:country-asian="TR"/>
    </style:style>
    <style:style style:name="P641" style:parent-style-name="Standard" style:family="paragraph">
      <style:paragraph-properties fo:text-align="justify" style:line-height-at-least="0in"/>
      <style:text-properties style:font-name="Chandas" style:font-name-complex="Times New Roman" style:language-asian="tr" style:country-asian="TR"/>
    </style:style>
    <style:style style:name="P642" style:parent-style-name="Standard" style:family="paragraph">
      <style:paragraph-properties fo:text-align="justify" style:line-height-at-least="0in" fo:text-indent="0.25in"/>
      <style:text-properties style:font-name="Chandas" style:font-name-complex="Times New Roman" style:language-asian="tr" style:country-asian="TR"/>
    </style:style>
    <style:style style:name="P643" style:parent-style-name="Standard" style:family="paragraph">
      <style:paragraph-properties fo:text-align="justify" style:line-height-at-least="0in" fo:text-indent="0.25in"/>
      <style:text-properties style:font-name="Chandas" style:font-name-complex="Times New Roman" style:language-asian="tr" style:country-asian="TR"/>
    </style:style>
    <style:style style:name="P644" style:parent-style-name="Standard" style:family="paragraph">
      <style:paragraph-properties fo:text-align="justify" style:line-height-at-least="0in"/>
      <style:text-properties style:font-name="Chandas" style:font-name-complex="Times New Roman" style:language-asian="tr" style:country-asian="TR"/>
    </style:style>
    <style:style style:name="P645" style:parent-style-name="Standard" style:family="paragraph">
      <style:paragraph-properties fo:text-align="justify" style:line-height-at-least="0in"/>
      <style:text-properties style:font-name="Chandas" style:font-name-complex="Times New Roman" style:language-asian="tr" style:country-asian="TR"/>
    </style:style>
    <style:style style:name="P646" style:parent-style-name="Standard" style:family="paragraph">
      <style:paragraph-properties fo:text-align="justify" style:line-height-at-least="0in"/>
      <style:text-properties style:font-name="Chandas" style:font-name-complex="Times New Roman" style:language-asian="tr" style:country-asian="TR"/>
    </style:style>
    <style:style style:name="P647" style:parent-style-name="Standard" style:family="paragraph">
      <style:paragraph-properties fo:text-align="justify" style:line-height-at-least="0in"/>
      <style:text-properties style:font-name="Chandas" style:font-name-complex="Times New Roman" style:language-asian="tr" style:country-asian="TR"/>
    </style:style>
    <style:style style:name="P648" style:parent-style-name="Standard" style:family="paragraph">
      <style:paragraph-properties fo:text-align="justify" style:line-height-at-least="0in"/>
      <style:text-properties style:font-name="Chandas" style:font-name-complex="Times New Roman" style:language-asian="tr" style:country-asian="TR"/>
    </style:style>
    <style:style style:name="P649" style:parent-style-name="Standard" style:family="paragraph">
      <style:paragraph-properties fo:text-align="justify" style:line-height-at-least="0in"/>
      <style:text-properties style:font-name="Chandas" style:font-name-complex="Times New Roman" style:language-asian="tr" style:country-asian="TR"/>
    </style:style>
    <style:style style:name="P650" style:parent-style-name="Standard" style:family="paragraph">
      <style:paragraph-properties fo:text-align="justify" style:line-height-at-least="0in"/>
      <style:text-properties style:font-name="Chandas" style:font-name-complex="Times New Roman" fo:font-weight="bold" style:font-weight-asian="bold" style:font-weight-complex="bold" style:text-underline-type="single" style:text-underline-style="solid" style:text-underline-width="auto" style:text-underline-mode="continuous" style:language-asian="tr" style:country-asian="TR"/>
    </style:style>
    <style:style style:name="P651" style:parent-style-name="Standard" style:family="paragraph">
      <style:paragraph-properties fo:text-align="justify" style:line-height-at-least="0in"/>
      <style:text-properties style:font-name="Chandas" style:font-name-complex="Times New Roman" style:language-asian="tr" style:country-asian="TR"/>
    </style:style>
    <style:style style:name="P652" style:parent-style-name="Standard" style:family="paragraph">
      <style:paragraph-properties fo:text-align="justify" style:line-height-at-least="0in"/>
      <style:text-properties style:font-name="Chandas" style:font-name-complex="Times New Roman" style:language-asian="tr" style:country-asian="TR"/>
    </style:style>
    <style:style style:name="P653" style:parent-style-name="Standard" style:family="paragraph">
      <style:paragraph-properties fo:text-align="justify" style:line-height-at-least="0in"/>
      <style:text-properties style:font-name="Chilanka" style:font-name-complex="Times New Roman" fo:font-weight="bold" style:font-weight-asian="bold" fo:font-style="italic" style:font-style-asian="italic" style:text-underline-type="single" style:text-underline-style="solid" style:text-underline-width="auto" style:text-underline-mode="continuous" style:language-asian="tr" style:country-asian="TR"/>
    </style:style>
    <style:style style:name="P654" style:parent-style-name="Standard" style:family="paragraph">
      <style:paragraph-properties fo:text-align="justify" style:line-height-at-least="0in"/>
    </style:style>
    <style:style style:name="T655" style:parent-style-name="VarsayılanParagrafYazıTipi" style:family="text">
      <style:text-properties style:font-name="Chilanka" style:font-name-complex="Times New Roman" fo:font-style="italic" style:font-style-asian="italic" style:font-style-complex="italic" style:language-asian="tr" style:country-asian="TR"/>
    </style:style>
    <style:style style:name="T656" style:parent-style-name="VarsayılanParagrafYazıTipi" style:family="text">
      <style:text-properties style:font-name="Chilanka" style:font-name-complex="Times New Roman" style:language-asian="tr" style:country-asian="TR"/>
    </style:style>
    <style:style style:name="P657" style:parent-style-name="Standard" style:family="paragraph">
      <style:paragraph-properties fo:text-align="justify" style:line-height-at-least="0in"/>
    </style:style>
    <style:style style:name="T658" style:parent-style-name="VarsayılanParagrafYazıTipi" style:family="text">
      <style:text-properties style:font-name="Chilanka" style:font-name-complex="Times New Roman" fo:font-style="italic" style:font-style-asian="italic" style:font-style-complex="italic" style:language-asian="tr" style:country-asian="TR"/>
    </style:style>
    <style:style style:name="T659" style:parent-style-name="VarsayılanParagrafYazıTipi" style:family="text">
      <style:text-properties style:font-name="Chilanka" style:font-name-complex="Times New Roman" style:language-asian="tr" style:country-asian="TR"/>
    </style:style>
    <style:style style:name="P660" style:parent-style-name="Standard" style:family="paragraph">
      <style:paragraph-properties fo:text-align="justify" style:line-height-at-least="0in"/>
    </style:style>
    <style:style style:name="T661" style:parent-style-name="VarsayılanParagrafYazıTipi" style:family="text">
      <style:text-properties style:font-name="Chilanka" style:font-name-complex="Times New Roman" fo:font-style="italic" style:font-style-asian="italic" style:font-style-complex="italic" style:language-asian="tr" style:country-asian="TR"/>
    </style:style>
    <style:style style:name="T662" style:parent-style-name="VarsayılanParagrafYazıTipi" style:family="text">
      <style:text-properties style:font-name="Chilanka" style:font-name-complex="Times New Roman" style:language-asian="tr" style:country-asian="TR"/>
    </style:style>
    <style:style style:name="T663" style:parent-style-name="VarsayılanParagrafYazıTipi" style:family="text">
      <style:text-properties style:font-name="Tahoma" style:font-name-complex="Tahoma" fo:font-size="11pt" style:font-size-asian="11pt" style:font-size-complex="11pt" style:language-asian="tr" style:country-asian="TR"/>
    </style:style>
    <style:style style:name="P664" style:parent-style-name="Standard" style:family="paragraph">
      <style:paragraph-properties fo:text-align="justify" style:line-height-at-least="0in"/>
    </style:style>
    <style:style style:name="T665" style:parent-style-name="VarsayılanParagrafYazıTipi" style:family="text">
      <style:text-properties style:font-name="Chilanka" style:font-name-complex="Times New Roman" fo:font-style="italic" style:font-style-asian="italic" style:font-style-complex="italic" style:text-underline-type="single" style:text-underline-style="solid" style:text-underline-width="auto" style:text-underline-mode="continuous" style:language-asian="tr" style:country-asian="TR"/>
    </style:style>
    <style:style style:name="T666" style:parent-style-name="VarsayılanParagrafYazıTipi" style:family="text">
      <style:text-properties style:font-name="Chilanka" style:font-name-complex="Times New Roman" fo:font-style="italic" style:font-style-asian="italic" style:font-style-complex="italic" style:text-underline-type="single" style:text-underline-style="solid" style:text-underline-width="auto" style:text-underline-mode="continuous" style:language-asian="tr" style:country-asian="TR"/>
    </style:style>
    <style:style style:name="T667" style:parent-style-name="VarsayılanParagrafYazıTipi" style:family="text">
      <style:text-properties style:font-name="Chilanka" style:font-name-complex="Times New Roman" fo:font-style="italic" style:font-style-asian="italic" style:font-style-complex="italic" style:text-underline-type="single" style:text-underline-style="solid" style:text-underline-width="auto" style:text-underline-mode="continuous" style:language-asian="tr" style:country-asian="TR"/>
    </style:style>
    <style:style style:name="T668" style:parent-style-name="VarsayılanParagrafYazıTipi" style:family="text">
      <style:text-properties style:font-name="Chilanka" style:font-name-complex="Times New Roman" style:text-underline-type="single" style:text-underline-style="solid" style:text-underline-width="auto" style:text-underline-mode="continuous" style:language-asian="tr" style:country-asian="TR"/>
    </style:style>
    <style:style style:name="P669"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670"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671"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672" style:parent-style-name="Textbody" style:family="paragraph">
      <style:paragraph-properties fo:text-align="justify" fo:margin-bottom="0in" fo:line-height="100%"/>
      <style:text-properties style:font-name="Tahoma" style:font-name-complex="Tahoma" fo:font-size="11pt" style:font-size-asian="11pt" style:font-size-complex="11pt"/>
    </style:style>
    <style:style style:name="P673" style:parent-style-name="Textbody" style:family="paragraph">
      <style:paragraph-properties fo:text-align="justify" fo:margin-bottom="0in" fo:line-height="100%"/>
      <style:text-properties style:font-name="Tahoma" style:font-name-complex="Tahoma" fo:font-size="11pt" style:font-size-asian="11pt" style:font-size-complex="11pt"/>
    </style:style>
  </office:automatic-styles>
  <office:body>
    <office:text text:use-soft-page-breaks="true">
      <text:p text:style-name="P1">BELİRLİ SÜRELİ ÇATILI İŞ YERİ<text:s/>KİRA SÖZLEŞMESİ</text:p>
      <text:p text:style-name="P2">29 Ağustos 2023, Tokat</text:p>
      <text:p text:style-name="P3"><text:span text:style-name="T4">Sözleşmenin Düzenleme</text:span><text:span text:style-name="T5"><text:tab/></text:span><text:span text:style-name="T6"><text:tab/></text:span><text:span text:style-name="T7"><text:tab/></text:span><text:span text:style-name="T8"><text:tab/></text:span><text:span text:style-name="T9"><text:tab/></text:span><text:span text:style-name="T10"><text:tab/></text:span><text:span text:style-name="T11"><text:tab/></text:span><text:span text:style-name="T12"><text:tab/></text:span><text:span text:style-name="T13"><text:tab/></text:span><text:span text:style-name="T14"><text:tab/></text:span><text:span text:style-name="T15"><text:tab/></text:span><text:span text:style-name="T16"><text:s/></text:span></text:p>
      <text:p text:style-name="P17"><text:span text:style-name="T18">T</text:span><text:span text:style-name="T19">arihi</text:span><text:span text:style-name="T20"><text:tab/></text:span><text:span text:style-name="T21"><text:tab/></text:span><text:span text:style-name="T22">: 29-08-2023</text:span><text:span text:style-name="T23"><text:tab/></text:span><text:span text:style-name="T24"><text:tab/></text:span><text:span text:style-name="T25">No</text:span><text:span text:style-name="T26">: <text:s/></text:span><text:span text:style-name="T27">085-20230830-SNYE-02</text:span><text:span text:style-name="T28"><text:tab/></text:span></text:p>
      <text:p text:style-name="P29"/>
      <text:p text:style-name="P30"><text:span text:style-name="T31">Kiraya Veren</text:span><text:span text:style-name="T32"><text:tab/></text:span><text:span text:style-name="T33"><text:tab/></text:span><text:span text:style-name="T34"><text:tab/></text:span><text:span text:style-name="T35"><text:tab/></text:span><text:span text:style-name="T36"><text:tab/></text:span><text:span text:style-name="T37"><text:tab/></text:span><text:span text:style-name="T38"><text:tab/></text:span><text:span text:style-name="T39"><text:tab/></text:span><text:span text:style-name="T40"><text:tab/></text:span><text:span text:style-name="T41"><text:tab/></text:span><text:span text:style-name="T42"><text:tab/></text:span><text:span text:style-name="T43"><text:tab/></text:span><text:span text:style-name="T44"><text:tab/></text:span></text:p>
      <text:p text:style-name="P45"><text:span text:style-name="T46">A</text:span><text:span text:style-name="T47">dı Soyadı</text:span><text:span text:style-name="T48"><text:tab/>:<text:s/></text:span><text:span text:style-name="T49"><text:tab/></text:span><text:span text:style-name="T50"><text:tab/></text:span><text:span text:style-name="T51"><text:tab/></text:span><text:span text:style-name="T52"><text:tab/></text:span><text:span text:style-name="T53">TC Kimlik No</text:span><text:span text:style-name="T54"><text:tab/></text:span><text:span text:style-name="T55">:<text:s/></text:span></text:p>
      <text:p text:style-name="P56"/>
      <text:p text:style-name="P57">Kiracı<text:tab/><text:tab/><text:tab/><text:tab/><text:tab/><text:tab/><text:tab/><text:tab/><text:tab/><text:tab/><text:tab/><text:tab/><text:tab/><text:tab/></text:p>
      <text:p text:style-name="P58"><text:span text:style-name="T59">Adı Soyadı</text:span><text:span text:style-name="T60"><text:tab/>:<text:s/></text:span><text:span text:style-name="T61">Cihan ÇAM -</text:span><text:span text:style-name="T62"><text:s/>490<text:s/></text:span><text:span text:style-name="T63">4817 9620</text:span></text:p>
      <text:p text:style-name="P64"><text:span text:style-name="T65">Tebligat Adres</text:span><text:span text:style-name="T66"><text:tab/>:<text:s/></text:span><text:span text:style-name="T67">Bedestenlioğlu Mah. Oğuzkent Koop. C Blok <text:s/>Giriş Kat TOKAT</text:span><text:span text:style-name="T68"><text:s/></text:span></text:p>
      <text:p text:style-name="P69"><text:span text:style-name="T70">Telefon No</text:span><text:span text:style-name="T71"><text:tab/>:<text:s/></text:span><text:span text:style-name="T72">0542 814 55 04</text:span></text:p>
      <text:p text:style-name="P73"/>
      <text:p text:style-name="P74"><text:span text:style-name="T75">Kiralananın</text:span><text:span text:style-name="T76"><text:tab/></text:span><text:span text:style-name="T77"><text:tab/></text:span><text:span text:style-name="T78"><text:tab/></text:span><text:span text:style-name="T79"><text:tab/></text:span><text:span text:style-name="T80"><text:tab/></text:span><text:span text:style-name="T81"><text:tab/></text:span><text:span text:style-name="T82"><text:tab/></text:span><text:span text:style-name="T83"><text:tab/></text:span><text:span text:style-name="T84"><text:tab/></text:span><text:span text:style-name="T85"><text:tab/></text:span><text:span text:style-name="T86"><text:tab/></text:span><text:span text:style-name="T87"><text:tab/></text:span><text:span text:style-name="T88"><text:tab/></text:span></text:p>
      <text:p text:style-name="P89"><text:span text:style-name="T90">Cinsi</text:span><text:span text:style-name="T91"><text:tab/></text:span><text:span text:style-name="T92"><text:tab/>:</text:span><text:span text:style-name="T93"><text:s/>İş yeri</text:span><text:span text:style-name="T94"><text:tab/></text:span><text:span text:style-name="T95"><text:tab/></text:span><text:span text:style-name="T96"><text:tab/></text:span><text:span text:style-name="T97"><text:tab/></text:span><text:span text:style-name="T98">Kullanım Amacı</text:span><text:span text:style-name="T99"><text:tab/></text:span><text:span text:style-name="T100">: Oto Tamirhanesi</text:span></text:p>
      <text:p text:style-name="P101"><text:span text:style-name="T102">Adresi</text:span><text:span text:style-name="T103"><text:tab/></text:span><text:span text:style-name="T104"><text:tab/>: Yeniyurt Mah.<text:s/></text:span><text:span text:style-name="T105">İsmail Altıngövde Cad. No:21/E<text:s/></text:span><text:span text:style-name="T106">TOKAT</text:span></text:p>
      <text:p text:style-name="P107"><text:span text:style-name="T108">Tapu Bilgileri</text:span><text:span text:style-name="T109"><text:tab/></text:span><text:span text:style-name="T110">:<text:s/></text:span><text:span text:style-name="T111"><text:tab/>Ada</text:span><text:span text:style-name="T112"><text:tab/>:<text:s/></text:span><text:span text:style-name="T113"><text:tab/></text:span><text:span text:style-name="T114"><text:tab/></text:span><text:span text:style-name="T115"><text:tab/>Parsel</text:span><text:span text:style-name="T116"><text:tab/>:</text:span><text:span text:style-name="T117"><text:s/></text:span><text:span text:style-name="T118"><text:tab/></text:span></text:p>
      <text:p text:style-name="P119">Abone Bilgileri<text:tab/>:<text:tab/>Elektrik<text:tab/>:<text:s/><text:tab/><text:tab/>Su<text:s/><text:tab/>:</text:p>
      <text:p text:style-name="P120"/>
      <text:p text:style-name="P121"><text:span text:style-name="T122">Kiranın</text:span><text:span text:style-name="T123"><text:tab/></text:span><text:span text:style-name="T124"><text:tab/></text:span><text:span text:style-name="T125"><text:tab/></text:span><text:span text:style-name="T126"><text:tab/></text:span><text:span text:style-name="T127"><text:tab/></text:span><text:span text:style-name="T128"><text:tab/></text:span><text:span text:style-name="T129"><text:tab/></text:span><text:span text:style-name="T130"><text:tab/></text:span><text:span text:style-name="T131"><text:tab/></text:span><text:span text:style-name="T132"><text:tab/></text:span><text:span text:style-name="T133"><text:tab/></text:span><text:span text:style-name="T134"><text:tab/><text:s/></text:span><text:span text:style-name="T135"><text:tab/></text:span></text:p>
      <text:p text:style-name="P136"><text:span text:style-name="T137">Başlangıç tarihi</text:span><text:span text:style-name="T138">:<text:s/></text:span><text:span text:style-name="T139">30 Ağustos 2023</text:span><text:span text:style-name="T140"><text:tab/></text:span><text:span text:style-name="T141"><text:tab/></text:span><text:span text:style-name="T142">Bitiş Tarihi</text:span><text:span text:style-name="T143"><text:tab/>:</text:span><text:span text:style-name="T144"><text:s/>29 Ağustos 2024</text:span><text:span text:style-name="T145"><text:tab/></text:span><text:span text:style-name="T146"><text:tab/>Süresi : Bir Yıl</text:span></text:p>
      <text:p text:style-name="P147"><text:span text:style-name="T148">Bedeli</text:span><text:span text:style-name="T149"><text:tab/></text:span><text:span text:style-name="T150"><text:tab/>:</text:span><text:span text:style-name="T151"><text:s/>Yılllık 96,000.00 TL (Doksan Altı Bin TL ) <text:s/>+ STOPAJ VERGİSİ</text:span></text:p>
      <text:p text:style-name="P152"><text:span text:style-name="T153">Ödeme Şekli</text:span><text:span text:style-name="T154"><text:tab/>: 96,000.00 TL dönem başında peş</text:span><text:span text:style-name="T155">in olarak banka hesabına yatırılacaktır</text:span></text:p>
      <text:p text:style-name="P156"/>
      <text:p text:style-name="P157"><text:span text:style-name="T158">Genel Şartlar</text:span></text:p>
      <text:p text:style-name="P159"><text:span text:style-name="T160">MADDE 1 – SÖZLEŞMENİN KONUSU, SÜRESİ :</text:span><text:span text:style-name="T161"><text:s/>İşbu sözleşmenin konusu, yukarıda adresi belirtilen taşınmazın kiralanması, teslimi, kira miktar ve ödemeleri, kullanımı, tahliyesi ile tarafların<text:s/></text:span><text:span text:style-name="T162">karşılıklı olarak yükümlülüklerinin belirlenmesidir. İşbu sözleşme belir</text:span><text:span text:style-name="T163">li</text:span><text:span text:style-name="T164"><text:s/>sürelidir ve fesih dönemi bildirimi ile fesih edilebilir.</text:span><text:span text:style-name="T165">300<text:s/></text:span></text:p>
      <text:p text:style-name="P166"><text:span text:style-name="T167">MADDE 2 – KİRALANANDA</text:span><text:span text:style-name="T168"><text:s/>YAPILACAK İŞ<text:s/></text:span><text:span text:style-name="T169">:<text:s/></text:span><text:span text:style-name="T170">Kiracı, kiralananı iş yeri olarak yukarıda belirtilen amaçla kullanabilir ve iş d</text:span><text:span text:style-name="T171">eğişikliği kiraya verenin yazılı onayı ile olabilir. Kiraya verenin izin vermemesi halinde, kiracı hakkın kötüye kullanıldığı iddiasında bulunamaz, zarar ziyan talep edemez.</text:span></text:p>
      <text:p text:style-name="P172"><text:span text:style-name="T173">MADDE 3 – KİRALANANIN DURUMU</text:span></text:p>
      <text:p text:style-name="P174"><text:span text:style-name="T175">3.1.<text:s/></text:span><text:span text:style-name="T176">İşbu sözleşme aynı zamanda teslim tutanağı hükmü</text:span><text:span text:style-name="T177">nde olup, kiracı kiralananı kendi kullanım amacına uygun olarak ayıpsız ve eksiksiz olarak teslim aldığını kabul ederek işbu sözleşmeyi imzalamıştır. Taşınmazda bulunan tuvalet, la</text:span><text:bookmark-start text:name="_GoBack1"/><text:bookmark-end text:name="_GoBack1"/><text:span text:style-name="T178">vabo vb. malzemeler kiracıya sağlam olarak teslim edilmiştir ve kira bitimin</text:span><text:span text:style-name="T179">de kiracı bu malzemeleri sağlam ve eksiksiz olarak teslim etmekle yükümlüdür. Malzemelerde hasar oluşması durumunda kiracı ödemekle yükümlüdür. Mecurun kullanılması sırasında oluşabilecek her türlü arıza, hasar vb. giderler kiracıya aittir.<text:s/></text:span><text:span text:style-name="T180">Kiracının, mecu</text:span><text:span text:style-name="T181">run teslimi sonrası, kendi ihtiyaçları doğrultusunda ortaya çıkabilecek ve eksik olarak tanımlayacağı şeylerin sorumluluğu kiracıya aittir.</text:span></text:p>
      <text:p text:style-name="P182"><text:span text:style-name="T183">3.2.</text:span><text:span text:style-name="T184"><text:s/>Sözleşme süresince mecurun amaçlanan kullanıma elverişli tutması için kiraya verenden yapması beklenen harcamal</text:span><text:span text:style-name="T185">arı, kiracı kendi yaparak kiraya verenden isteyemez.<text:s/></text:span><text:span text:style-name="T186">301</text:span></text:p>
      <text:p text:style-name="P187"><text:span text:style-name="T188">3.3.<text:s/></text:span><text:span text:style-name="T189">Kiracı, kiralananı kendi malı gibi kullanmaya, evsaf ve meziyetlerini şöhret ve itibarını kaybetmesine meydan vermemeye ve etrafında meskun diğer kiracı/maliklere karşı özenli davranmaya mecburd</text:span><text:span text:style-name="T190">ur.</text:span></text:p>
      <text:p text:style-name="P191"><text:span text:style-name="T192">MADDE 4 – VERGİLER :<text:s/></text:span><text:span text:style-name="T193">Kiralananla ilgili zorunlu sigorta, vergi ve benzeri yükümlülüklere kiracı katlanır.<text:s/></text:span><text:span text:style-name="T194">Kiracı, kanuni süresinde vergi, harç vb. mükellefiyetlerini yerine getirmediği takdirde kiraya veren adına tahakkuk edebilecek olan ceza, faiz ve<text:s/></text:span><text:span text:style-name="T195">gecikme zamlarından sorumlu olacağını kabul eder.<text:s/></text:span><text:span text:style-name="T196">Sadece</text:span><text:span text:style-name="T197"><text:s/>kiralanana ait kültür, arsa, bina vergileri kiraya veren tarafından ödenir.<text:s/></text:span><text:span text:style-name="T198">302</text:span></text:p>
      <text:p text:style-name="P199"><text:span text:style-name="T200">MADDE 5 – KİRALANIN SONRADAN AYIPLI DURUMA GELMESİ -<text:s/></text:span><text:span text:style-name="T201">ZARARIN GİDERİMİ :<text:s/></text:span><text:span text:style-name="T202">Kiralananın sonradan ayıplı duruma<text:s/></text:span><text:span text:style-name="T203">gelmesi durumunda, kiraya verenin ayıbı gideremeyeceği durumda kiracı bildirim yoluyla fesih hakkını kullanabilir. Kiracı kiraya veren adına harcama yaparak, kiraya verenden bedel tazminat gibi talep edemez. Oluşabilecek zararını kiraya verenden isteyemez.</text:span><text:span text:style-name="T204"><text:s/></text:span><text:span text:style-name="T205">306-8</text:span></text:p>
      <text:p text:style-name="P206">MADDE 6 – KİRA BEDELİNİN İNDİRİLMESİ</text:p>
      <text:p text:style-name="P207"><text:span text:style-name="T208">Kiracı, kira süresi boyunca ve sonrasında, sözleşmede belirlenen kira bedelinde, mucbir sebepler dahil,</text:span></text:p>
      <text:p text:style-name="P209"/>
      <text:p text:style-name="P210">KİRAYA VEREN<text:tab/><text:tab/><text:tab/>KİRACI<text:tab/><text:tab/><text:tab/><text:tab/><text:tab/><text:tab/><text:tab/>ŞAHİT</text:p>
      <text:p text:style-name="P211"><text:span text:style-name="T212"><text:tab/></text:span><text:span text:style-name="T213"><text:tab/></text:span><text:span text:style-name="T214"><text:tab/></text:span><text:span text:style-name="T215"><text:tab/></text:span><text:span text:style-name="T216"><text:tab/></text:span><text:span text:style-name="T217">Cihan ÇAM</text:span><text:span text:style-name="T218"><text:tab/></text:span><text:span text:style-name="T219"><text:tab/></text:span><text:span text:style-name="T220"><text:tab/></text:span><text:span text:style-name="T221"><text:tab/></text:span><text:span text:style-name="T222"><text:tab/></text:span><text:span text:style-name="T223"><text:tab/></text:span><text:span text:style-name="T224"><text:tab/></text:span><text:span text:style-name="T225"><text:tab/></text:span><text:span text:style-name="T226"><text:tab/></text:span><text:span text:style-name="T227"><text:tab/></text:span><text:span text:style-name="T228"><text:tab/></text:span><text:span text:style-name="T229"><text:tab/></text:span><text:span text:style-name="T230"><text:tab/></text:span><text:span text:style-name="T231">490 4817 9620</text:span><text:span text:style-name="T232"><text:tab/></text:span><text:span text:style-name="T233"><text:tab/></text:span><text:span text:style-name="T234"><text:tab/></text:span><text:span text:style-name="T235"><text:tab/><text:s text:c="17"/></text:span><text:span text:style-name="T236"><text:tab/></text:span><text:span text:style-name="T237"><text:tab/><text:s/>1/4</text:span></text:p>
      <text:soft-page-break/>
      <text:p text:style-name="P238"><text:span text:style-name="T239">herha</text:span><text:span text:style-name="T240">ngi bir sebeple indirim yapılmasını veya tazminat isteyemez.</text:span><text:span text:style-name="T241"><text:s/></text:span></text:p>
      <text:p text:style-name="P242">MADDE 7 – KİRA BEDELİ – GİDERLER - <text:s/>YAN GİDERLER</text:p>
      <text:p text:style-name="P243"><text:span text:style-name="T244">7.1. Kira Bedeli :<text:s/></text:span><text:span text:style-name="T245">Kira b</text:span><text:span text:style-name="T246">edeli vergiler hariç net bedeldir ve peşin olarak kiraya verenin banka hesabına yatırılacaktır. K</text:span><text:span text:style-name="T247">ira bedeli aylık<text:s/></text:span><text:span text:style-name="T248">ödemeli yapılacaksa her ayın 1. günü peşin ödemekle yükümlüdür.<text:s/></text:span><text:span text:style-name="T249">313-4</text:span></text:p>
      <text:p text:style-name="P250"><text:span text:style-name="T251">7.2. Ödeme:<text:s/></text:span><text:span text:style-name="T252">İşbu sözleşmede belirlenen kira bedelinin ödeme vadesi sözleşme düzenleme tarihidir. Ödeme çek veya senet ile taahhüt edilmiş ise; ödemenin zamanında yapılmaması durumunda ki</text:span><text:span text:style-name="T253">racı temerrüde düşer</text:span><text:span text:style-name="T254">,<text:s/></text:span><text:span text:style-name="T255"><text:s/>ödeme vadesi, sözleşme düzenleme tarihi olarak kabul edilir ve <text:s/>kiracı ödenmemiş süreye ait kira borcunu, işbu sözleşmenin “ceza” maddesinde belirlenen şekilde ödemeyi peşinen kabul ve taahhüt eder.</text:span></text:p>
      <text:p text:style-name="P256"><text:span text:style-name="T257">7.2. Giderler :<text:s/></text:span><text:span text:style-name="T258">Elektrik su vb. gi</text:span><text:span text:style-name="T259">derler kiracıya aittir.</text:span></text:p>
      <text:p text:style-name="P260"><text:span text:style-name="T261">7.3. Yan giderler :<text:s/></text:span><text:span text:style-name="T262">Kiracı, kiralananın kullanımıyla ilgili olmak üzere, kendisi veya üçüncü kişi tarafından yapılan yan giderlere katlanmakla ve</text:span><text:span text:style-name="T263"><text:s/>her ayın 1. günü ödemekle yükümlüdür.</text:span><text:span text:style-name="T264"><text:s/></text:span><text:span text:style-name="T265">303</text:span></text:p>
      <text:p text:style-name="P266"><text:span text:style-name="T267">MADDE 8 -<text:s/></text:span><text:span text:style-name="T268">Kiracı, kiralananı, sözleşmeye uyg</text:span><text:span text:style-name="T269">un olarak özenle kullanmak ve kiralananın bulunduğu taşınmazda oturan kişiler ile komşulara gerekli saygıyı göstermekle, kiralananın olağan kullanımı için gerekli temizlik ve bakım giderlerini ödemekle, kendisinin gidermekle yükümlü olmadığı ayıpları kiray</text:span><text:span text:style-name="T270">a verene gecikmeksizin bildirmekle, kiralananın ayıplarının giderilmesine yönelik çalışmalara katlanmakla yükümlüdür; aksi takdirde bunlardan doğan zararlardan sorumludur.<text:s/></text:span><text:span text:style-name="T271">316…9</text:span></text:p>
      <text:p text:style-name="P272"><text:span text:style-name="T273">MADDE 9 - KİRA</text:span><text:span text:style-name="T274">LANANDA YENİLİK VE DEĞİŞİKLİK YAPILMASI</text:span><text:span text:style-name="T275"><text:s/>:</text:span></text:p>
      <text:p text:style-name="P276"><text:span text:style-name="T277">9.1.</text:span><text:span text:style-name="T278"><text:s/>Kiraya veren, kir</text:span><text:span text:style-name="T279">alananda, kira sözleşmesinin feshini gerektirmeyen ve kiracıdan katlanması<text:s/></text:span><text:span text:style-name="T280">beklenebilecek olan yenilik ve değişiklikler yapabilir. Bu durumdan dolayı kiracı herhangi bir hak talep edemez ve kiraya veren kiracının menfaatlerini gözetmekle yükümlüdür.<text:s/></text:span></text:p>
      <text:p text:style-name="P281"><text:span text:style-name="T282">9.2.</text:span><text:span text:style-name="T283"><text:s/></text:span><text:span text:style-name="T284">Kiracı kiralananda her türlü tadilat, değişiklik ve dekorasyonu kiraya verenin yazılı onayı olmaksızın yapamaz. Kiracının imar mevzuatına aykırı tadilatlarından dolayı ilgili resmi makamlar tarafından kiraya veren adına düzenlenecek harç, ceza, imar para c</text:span><text:span text:style-name="T285">ezası vb. her türlü cezalar kiracı tarafından ödenecektir.</text:span></text:p>
      <text:p text:style-name="P286"><text:span text:style-name="T287">9.3.</text:span><text:span text:style-name="T288"><text:s/>Kiracı, taşınmazda bir değişiklik yapmak isterse bu ek bir sözleşme ile belirlenmelidir.<text:s/></text:span><text:span text:style-name="T289">İzin verilen yapı masrafları kiracıya aittir. Kiracı bu ve benzeri masraflar için kiraya verenden veya<text:s/></text:span><text:span text:style-name="T290">üçüncü bir şahıstan, bu işlerin yapımı sırasında, kira süresince veya kira bitiminden sonra dahi bir bedel talep edemez. Bu tip imalatları tahliye zamanı alıp götüremez, sökemez, kıramaz. Kiracı bu tip imalatları sağlam olarak kiraya verene teslim etmekle<text:s/></text:span><text:span text:style-name="T291">yükümlüdür</text:span><text:span text:style-name="T292">, kiralananda ortaya çıkabilecek<text:s/></text:span><text:span text:style-name="T293">değer artışının karşılığını isteyemez.</text:span></text:p>
      <text:p text:style-name="P294"><text:span text:style-name="T295">9.4.</text:span><text:span text:style-name="T296"><text:s/>Kira sözleşmesinin sona erdirilmesi halinde kiralanan üzerinde yapılmış olan her türlü tadilat ve değişiklik, kiraya veren tarafından, tamamı veya bir kısmı, talep<text:s/></text:span><text:span text:style-name="T297">edilmesi halinde, kiracı tarafından eski haline getirilecek ve kiralanan teslim alındığı şekli ile kiraya verene teslim edilecektir. Kiracı bu yükümlülüğüne aykırı hareket etmesi halinde kiraya verenin kiralananı eski haline getirmek için yaptığı masraflar</text:span><text:span text:style-name="T298">ın beş katı tutarında cezai şart bedeli ödemeyi kabul eder.<text:s/></text:span><text:span text:style-name="T299">321</text:span></text:p>
      <text:p text:style-name="P300"><text:span text:style-name="T301">MADDE 10 – KİRA İLİŞKİSİNİN DEVRİ-TEMLİK-ALT KİRA-ORTAK KİRACI :<text:s/></text:span><text:span text:style-name="T302">Kiracı, yazılı rıza olmadıkça, kiralananı kısmen veya tamamen, gerçek ve/veya tüzel kişilere devredemez, terk edemez, kullandır</text:span><text:span text:style-name="T303">amaz, alt kira yolu ile kiraya veremez, yanına ortak kiracı alamaz. Yazılı rızanın alınabilmesi için devir bilgisi kiraya verene en az 30 (otuz) gün öncesinde yazılı olarak, noter kanalıyla bildirilmelidir.<text:s/></text:span></text:p>
      <text:p text:style-name="P304"><text:span text:style-name="T305">Kiraya verenin devir işlemine onay vermesi durum</text:span><text:span text:style-name="T306">unda devreden kiracı, devir ettiği kiracının bu sözleşme kapmasındaki tüm borç ve sorumluluklarına; devralan kiracı mecuru tahliye edene kadar müteselsil kefil olduğunu kabul, beyan ve taahhüt etmiştir. <text:s/>Devreden kiracı, sonradan muaccel olacak kira bedell</text:span><text:span text:style-name="T307">erinden, kira konusunun sözleşmeye aykırı kullanılmasından doğan zararlardan ve kiraya verenin, kira ilişkisini haklı sebeplerle olağanüstü feshetmesi halinde, uğramış olduğu zararlardan da, işbu sözleşme hükümleri çerçevesinde sorumludur. Devralan kiracı<text:s/></text:span><text:span text:style-name="T308">için uygulanacak kira bedeli kiraya veren tarafından devir sırasında yeniden belirlenir. Devralan kiracının kira bedelini nakit ödemesi ile sözleşme yapılabilir. Bu aşamada oluşabilecek her türlü zarardan devreden ve devralan kiracı müştereken ve müteselsi</text:span><text:span text:style-name="T309">len sorumlu olacaktır.<text:s/></text:span><text:span text:style-name="T310">323</text:span></text:p>
      <text:p text:style-name="P311"><text:span text:style-name="T312">MADDE 11 – KİRALANANIN KULLANILMAMASI :<text:s/></text:span><text:span text:style-name="T313">Normal veya mücbir bir sebeple, mecur kullanılmasa veya sınırlı olarak kullanılsa bile kiracı, kira bedelini ve yan giderleri ödemekle yükümlüdür. İşbu sözleşme pandemi koşulları göz önünde</text:span><text:span text:style-name="T314"><text:s/>bulundurularak düzenlenmiştir.<text:s/></text:span><text:span text:style-name="T315">324</text:span></text:p>
      <text:p text:style-name="P316"><text:span text:style-name="T317">MADDE 12 – KİRALANANIN SÖZLEŞME BİTİMİNDEN ÖNCE GERİ VERİLMESİ</text:span></text:p>
      <text:p text:style-name="P318"><text:span text:style-name="T319">Kiracı, normal kira dönemine uymaksızın, bildirim yoluyla kiralananı tahliye etmek isterse,<text:s/></text:span><text:span text:style-name="T320">90 gün önceden</text:span><text:span text:style-name="T321"><text:s/></text:span><text:span text:style-name="T322">noterden bildirim yaparak sözleşmeyi fesih edebil</text:span><text:span text:style-name="T323">ir. Bu durumda kiracı, boşalttığı tarihi izleyen 90 gün süresince, kiralananın kiraya verilememesi durumunda, kira bedeli ve yan giderleri ödemekle yükümlüdür.<text:s/></text:span></text:p>
      <text:p text:style-name="P324"/>
      <text:p text:style-name="P325"/>
      <text:p text:style-name="P326">KİRAYA VEREN<text:tab/><text:tab/><text:tab/>KİRACI<text:tab/><text:tab/><text:tab/><text:tab/><text:tab/><text:tab/><text:tab/>ŞAHİT</text:p>
      <text:p text:style-name="P327"><text:span text:style-name="T328"><text:tab/></text:span><text:span text:style-name="T329"><text:tab/></text:span><text:span text:style-name="T330"><text:tab/></text:span><text:span text:style-name="T331"><text:tab/></text:span><text:span text:style-name="T332"><text:tab/></text:span><text:span text:style-name="T333">Cihan ÇAM</text:span><text:span text:style-name="T334"><text:tab/></text:span><text:span text:style-name="T335"><text:tab/></text:span><text:span text:style-name="T336"><text:tab/></text:span><text:span text:style-name="T337"><text:tab/></text:span><text:span text:style-name="T338"><text:tab/></text:span><text:span text:style-name="T339"><text:tab/></text:span><text:span text:style-name="T340"><text:tab/></text:span><text:span text:style-name="T341"><text:tab/></text:span><text:span text:style-name="T342"><text:tab/></text:span><text:span text:style-name="T343"><text:tab/></text:span><text:span text:style-name="T344"><text:tab/></text:span><text:span text:style-name="T345"><text:tab/></text:span><text:span text:style-name="T346"><text:tab/></text:span><text:span text:style-name="T347">490 4817 9620</text:span><text:span text:style-name="T348"><text:tab/></text:span><text:span text:style-name="T349"><text:tab/></text:span><text:span text:style-name="T350"><text:tab/></text:span><text:span text:style-name="T351"><text:tab/></text:span><text:span text:style-name="T352"><text:s text:c="17"/></text:span><text:span text:style-name="T353"><text:tab/></text:span><text:span text:style-name="T354"><text:tab/><text:s/>2/4</text:span></text:p>
      <text:soft-page-break/>
      <text:p text:style-name="P355"><text:span text:style-name="T356">Kiracının bildirim yapmadan, kiralananı kullanmaması, kapalı tutması durumunda, kiracıya 30 gün süre verilerek durumu düzeltmesi istenir. Süre bitiminde kiracı düzeltmiyorsa kiralananı tahliye etmekle yükümlüdür.<text:s/></text:span><text:span text:style-name="T357">325</text:span></text:p>
      <text:p text:style-name="P358"><text:span text:style-name="T359">MADDE 13 –<text:s/></text:span><text:span text:style-name="T360">İşbu</text:span><text:span text:style-name="T361"><text:s/>sözleşmede fesih bildirim süresi için, kira dönemi 6 (ay) olarak uygulanacaktır.<text:s/></text:span><text:span text:style-name="T362">328/1</text:span></text:p>
      <text:p text:style-name="P363"><text:span text:style-name="T364">MADDE 14 –<text:s/></text:span><text:span text:style-name="T365">İşbu sözleşmedeki herhangi bir maddenin yerine getirilmemesi sözleşmenin fesih sebebidir.<text:s/></text:span><text:span text:style-name="T366">331</text:span><text:span text:style-name="T367"><text:s/></text:span></text:p>
      <text:p text:style-name="P368"><text:span text:style-name="T369">MADDE 15 –<text:s/></text:span><text:span text:style-name="T370">Kiracı kiralananı ne durumda teslim almışsa, kira s</text:span><text:span text:style-name="T371">özleşmesinin bitiminde o durumda geri vermekle yükümlüdür. Kiracının, sözleşmenin sona ermesi hâlinde, sözleşmeye aykırı kullanmadan doğacak zararları gidermekle yükümlüdür ve ayrıca tazminat ödeyeceğini önceden taahhüt etmiştir.</text:span></text:p>
      <text:p text:style-name="P372"><text:span text:style-name="T373">MADDE 16 – GÜVENCE BEDELİ<text:s/></text:span><text:span text:style-name="T374">:<text:s/></text:span><text:span text:style-name="T375">Kiracı 3 (üç) aylık kira bedeli güvence bedeli vermekle yükümlüdür. Kiraya veren tarafından, güvence bedelinin geri ödenmesinde herhangi bir fark ödenmez.<text:s/></text:span><text:span text:style-name="T376">342</text:span></text:p>
      <text:p text:style-name="P377"><text:span text:style-name="T378">MADDE 17 - ARTIŞ :</text:span><text:span text:style-name="T379"><text:s/>TÜFE ’nin altında olmayacaktır. Kira bedelini piyasa şartları belirler. Kira</text:span><text:span text:style-name="T380"><text:s/>bedelinde anlaşılamaması durumunda kiracı fesih hakkını kullanabilir. Kira bedelinin zamanında ödenmemesi durumunda ödenmeyen miktar, ödendiği zamana bağlı olarak, geçen aylardaki tüfe oranın</text:span><text:span text:style-name="T381">da farkın<text:s/></text:span><text:span text:style-name="T382"><text:s/>her ay bedele eklenmesiyle ödenecektir.<text:s/></text:span><text:span text:style-name="T383">344</text:span></text:p>
      <text:p text:style-name="P384"><text:span text:style-name="T385">MADDE 18 - KİRA H</text:span><text:span text:style-name="T386">ARİCİ GİDER VE ÖDEMELER</text:span></text:p>
      <text:p text:style-name="P387"><text:span text:style-name="T388">18.1.</text:span><text:span text:style-name="T389"><text:s/>Kiracı aidat, elektrik, su, doğalgaz, çevre temizlik vergisi gibi kullanımdan kaynaklanan sair giderleri ödemeyi kabul ve taahhüt eder. Kiracı varsa, elektrik, su, doğalgaz, telefon aboneliklerini derhal devralmakla yükümlüdür</text:span><text:span text:style-name="T390">. Sözleşme başlangıç tarihi itibariyle tahakkuk edecek, elektrik, su, doğalgaz, telefon, aidat vs. tüm giderlerden kiracı sorumlu olacaktır.<text:s/></text:span></text:p>
      <text:p text:style-name="P391"><text:span text:style-name="T392">18.2.</text:span><text:span text:style-name="T393"><text:s/>Kiracı, kiralanan yerin kira süresince kullanımı ve kira süresinin bitiminde boşaltılması sırasında<text:s/></text:span><text:span text:style-name="T394">üçüncü şahıslara vereceği zararlar da dahil olmak üzere her türlü zarar ve ziyandan münhasıran sorumludur. Tahliye anında doğmuş ve/veya doğacak herhangi bir zarar ve ziyan kiracının onay ya da izni aranmaksızın kiraya veren tarafından karşılanarak varsa g</text:span><text:span text:style-name="T395">üvence bedelinden mahsup edilebilir. Ancak verilen depozitonun zarar, ziyanı karşılamaması durumunda, kiracı depozitoyu aşan zarar ve ziyanı ayrıca tazmin etmeyi ve “ceza” ödemeyi peşinen kabul, beyan ve taahhüt eder.</text:span></text:p>
      <text:p text:style-name="P396"><text:span text:style-name="T397">18.3.</text:span><text:span text:style-name="T398"><text:s/>Kiracı taşınmazın bulunduğu maha</text:span><text:span text:style-name="T399">llin yönetim planına, güvenlik tedbirlerine, işletme projesine istisnasız uyacak ve bu hususlardan doğacak yükümlülüklerini yerine getirecek ve kiraya vereni kiralanan ile ilgili gelişmelerden zamanında haberdar edecektir. Aksi halde gelecek zararlardan ke</text:span><text:span text:style-name="T400">ndisi sorumlu olacaktır. Kiracı kiralanan bağımsız bölümün bulunduğu yapıdaki ortak alanlara kiraya verenin yazılı onayı olmaksızın müdahalede bulunamaz, kullanamaz.</text:span></text:p>
      <text:p text:style-name="P401"><text:span text:style-name="T402">Madde 19- SÖZLEŞMENİN FESHİ - ERKEN TAHLİYE - CEZA</text:span></text:p>
      <text:p text:style-name="P403"><text:span text:style-name="T404">19.1.<text:s/></text:span><text:span text:style-name="T405">Kiracının iflasının<text:s/></text:span><text:span text:style-name="T406">istenmesi, konkordato talebinde bulunması, tasfiyesine başlanılması, süresinin bitmesi, aleyhinde aciz vesikası alınması, Maliye Bakanlığı ve ilgili birimlerince aleyhinde tedbir kararı verilmesi ve iş yerinin mühürlenmesi halleri fesih ve tahliye sebebidi</text:span><text:span text:style-name="T407">r.</text:span></text:p>
      <text:p text:style-name="P408"><text:span text:style-name="T409">19.2.</text:span><text:span text:style-name="T410"><text:s/>Kiracı</text:span><text:span text:style-name="T411">, işbu sözleşmenin ve/veya</text:span><text:span text:style-name="T412"><text:s/>Borçlar Kanunu’nun öngördüğü herhangi bir tahliye sebebi gerçekleştiği halde<text:s/></text:span><text:span text:style-name="T413">kiralananı tahliye etmez ise<text:s/></text:span><text:span text:style-name="T414">işbu sözleşmenin ceza maddesi uygulanır</text:span><text:span text:style-name="T415">.<text:s/></text:span></text:p>
      <text:p text:style-name="P416"><text:span text:style-name="T417">19.3.</text:span><text:span text:style-name="T418"><text:s/></text:span><text:span text:style-name="T419">CEZA:</text:span><text:span text:style-name="T420"><text:s/>Kiracı ceza durumunun oluştuğu</text:span><text:span text:style-name="T421"><text:s/>tarihten itibaren geçen her gün için, aylık kira bedelinin % 10’u oranında ayrıca cezai şart ödemeyi kabul ve taahhüt eder.</text:span></text:p>
      <text:p text:style-name="P422"><text:span text:style-name="T423">MADDE 20 -<text:s/></text:span><text:span text:style-name="T424">Kiracının iflası ve ölümü :<text:s/></text:span><text:span text:style-name="T425">Kiracı iflas eder veya <text:s/>ölürse, ölen kiracının mirasçıları ve ortakları veya bu ortakların aynı meslek ve sanatı yürüten mir</text:span><text:span text:style-name="T426">asçıları <text:s/>kiranın devam etmesine yönelik istekleri, bu sözleşmeye bağlı olarak geçersizdir. Kiraya veren, mirasçılarla yeni bir sözleşme yapma hakkını tek taraflı olarak kullanabilir. Yeni bir anlaşma yapılmaması durumunda, mirasçılar, kiralananı, derhal b</text:span><text:span text:style-name="T427">oşaltmakla yükümlüdür. Boşaltma tarihi itibarı ile varsa kalan kira bedeli iade edilir. <text:s/>Mirasçıların kiralananı boşaltmakla ilgili herhangi bir girişimde bulunmaması durumunda kiracının, kiralanan üzerindeki malları bir yediemine teslim edilir. Kira sözle</text:span><text:span text:style-name="T428">şmesi tek taraflı olarak fesih edilir.</text:span></text:p>
      <text:p text:style-name="P429"><text:span text:style-name="T430">MADDE 21 - Tahliye :<text:s/></text:span><text:span text:style-name="T431">Önceki yıl yapılan sözleşmenin devamı niteliğinde olan<text:s/></text:span><text:span text:style-name="T432"><text:s/>i</text:span><text:span text:style-name="T433">şbu sözleşme ile kiracı halen tahtı icarında bulunan taşınmazı; sözleşme bitim tarihinde, işbu sözleşmenin şartlarına bağlı kalarak, <text:s/>hiçbi</text:span><text:span text:style-name="T434">r kanuni merasime, ihtar ve protesto keşidesine, cevap itasına, tebliğ ve tebellüğe, herhangi bir ihtar ve hiçbir hüküm istihsaline ve mahkemeden ilam almaya hacet kalmaksızın kayıtsız ve şartsız olarak boşaltmayı kesin olarak, hür iradesiyle beyan, kabul<text:s/></text:span><text:span text:style-name="T435">ve taahhüt etmiştir. Gününde tahliye edemediği veya etmediği takdirde,<text:s/></text:span></text:p>
      <text:p text:style-name="P436"/>
      <text:p text:style-name="P437"/>
      <text:p text:style-name="P438"/>
      <text:p text:style-name="P439"/>
      <text:p text:style-name="P440">KİRAYA VEREN<text:tab/><text:tab/><text:tab/>KİRACI<text:tab/><text:tab/><text:tab/><text:tab/><text:tab/><text:tab/><text:tab/>ŞAHİT</text:p>
      <text:p text:style-name="P441"><text:span text:style-name="T442"><text:tab/></text:span><text:span text:style-name="T443"><text:tab/></text:span><text:span text:style-name="T444"><text:tab/></text:span><text:span text:style-name="T445"><text:tab/></text:span><text:span text:style-name="T446"><text:tab/></text:span><text:span text:style-name="T447">Cihan ÇAM</text:span><text:span text:style-name="T448"><text:tab/></text:span><text:span text:style-name="T449"><text:tab/></text:span><text:span text:style-name="T450"><text:tab/></text:span><text:span text:style-name="T451"><text:tab/></text:span><text:span text:style-name="T452"><text:tab/></text:span><text:span text:style-name="T453"><text:tab/></text:span><text:span text:style-name="T454"><text:tab/></text:span><text:span text:style-name="T455"><text:tab/></text:span><text:span text:style-name="T456"><text:tab/></text:span><text:span text:style-name="T457"><text:tab/></text:span><text:span text:style-name="T458"><text:tab/></text:span><text:span text:style-name="T459"><text:tab/></text:span><text:span text:style-name="T460"><text:tab/></text:span><text:span text:style-name="T461">490 4817 9620</text:span><text:span text:style-name="T462"><text:tab/></text:span><text:span text:style-name="T463"><text:tab/></text:span><text:span text:style-name="T464"><text:tab/></text:span><text:span text:style-name="T465"><text:tab/><text:s text:c="17"/></text:span><text:span text:style-name="T466"><text:tab/></text:span><text:span text:style-name="T467"><text:tab/><text:s/>3/4</text:span></text:p>
      <text:soft-page-break/>
      <text:p text:style-name="P468"><text:span text:style-name="T469">Kiracı tahliye hakkının doğduğu tarihten itibaren geçen her gün için aylık<text:s/></text:span><text:span text:style-name="T470">kira bedelinin % 10’u oranında cezayı</text:span></text:p>
      <text:p text:style-name="P471"><text:span text:style-name="T472">ödemeyi ayrıca kabul ve taahhüt eder. Kiraya veren veya yetkili kanuni vekili tarafından aleyhine yapılacak, her türlü icra takibatı, mahkeme masrafları, avukatlık ücretleri ve benzeri tüm ücretlerinde tamamen kiracı v</text:span><text:span text:style-name="T473">eya şahit tarafından; kiracı tüzel kişilik ise, firma imza yetkilisi şahıs şahsen kendisi tarafından karşılanacağını şimdiden kabul, beyan ve taahhüt etmiştir.</text:span></text:p>
      <text:p text:style-name="P474"><text:span text:style-name="T475">Madde 22 - TEBLİGAT ADRESİ <text:s text:c="25"/></text:span></text:p>
      <text:p text:style-name="P476">Taraflarca belirtilen ve sözleşmenin ilk sayfasında bildirdikleri adresler bilinen son adresleridir.<text:s/></text:p>
      <text:p text:style-name="P477"><text:span text:style-name="T478">Madde 23- SÖZLEŞMENİN BÜTÜNLÜĞÜ</text:span></text:p>
      <text:p text:style-name="P479">Bu sözleşme, taraflarca mutabakata varılıp tadil edilebilir ve ilk sözleşmenin kira başlangıç tarihi hariç, geçmiş tüm sözleşme hükümleri geçersiz kalır. İşbu sözleşmenin herhangi bir hükmünün taraflara sağlanmış olduğu haklardan ilgili taraf yazılı olarak vazgeçmediği sürece o hakkı kullanmaktan vazgeçtiği anlamına gelmez.<text:s/></text:p>
      <text:p text:style-name="P480"><text:span text:style-name="T481">Madde 24 - MÜCBİR SEBEP</text:span></text:p>
      <text:p text:style-name="P482">Deprem veya ülkenin dahil olduğu savaşın mücbir sebep kabul edilebilmesi ancak Bayındırlık ve İskan Bakanlığı tarafından bu hususun mücbir sebep olarak ilan edilmesi halinde mümkündür. Bunun dışındaki hiçbir hal, mücbir sebep ve beklenmeyen durum olarak kabul edilmez. Taşınmazda meydana gelebilecek yangın, su basması, tahribat vb. hallerden doğan zarar ve ziyan kiracı tarafından tazmin edilecektir.</text:p>
      <text:p text:style-name="P483"><text:span text:style-name="T484">Madde 25 - DELİL SÖZLEŞMESİ</text:span></text:p>
      <text:p text:style-name="P485">İşbu sözleşmenin imzalanmasından sonra taraflar arasında haberleşmede kullanılan e-posta, faks ve sair her türlü bildirimler, rapor, whatsup, mesajları<text:s/>ve banka kayıt ve belgeleri, taraflarca düzenlenen belgeler Hukuk Muhakemeleri Kanunu’nun ilgili maddesi uyarınca taraflar arasında münhasır ve kesin delil teşkil eder.</text:p>
      <text:p text:style-name="P486"><text:span text:style-name="T487">MADDE 26 - ŞAHİT :</text:span><text:span text:style-name="T488"><text:s/>Şahit, sözleşmeyi imzalayan kişinin, sözleşmede adı geçen kişi olduğ</text:span><text:span text:style-name="T489">una şahitlik ettiğini kabul ve beyan etmiştir. Kiracı tüzel bir kişilik ise firma imza yetkilisi şahsen şahittir ve bu sözleşmeye attığı imza ile, sözleşme şartlarına uyulmaması ve/veya bu sözleşmeyle bağlantılı tahliye taahhütnamesi vb. belgeler ile ortay</text:span><text:span text:style-name="T490">a çıkabilecek her türlü maddi ve manevi zararların karşılanması hususunda, tüzel kişilik olan kiracı ile müteselsilen sorumlu ve kefil olduğunu kabul ve beyan etmiştir.</text:span></text:p>
      <text:p text:style-name="P491"><text:span text:style-name="T492">Madde 27 - YETKİLİ MAHKEME</text:span></text:p>
      <text:p text:style-name="P493">İşbu sözleşmenin uygulanmasından doğacak uyuşmazlıkların çözümü için Tokat Adliyesi Mahkeme ve İcra daireleri yetkilidir. Taraflar işbu sözleşmedeki yükümlülükleri zamanında yerine getirmeyi taahhüt eder. Bu kira sözleşmesinde belirtilmemiş hususlar hakkında kat mülkiyeti kanunları, borçlar kanunu ve gayri menkul kiralaması hususundaki ilgili kanun hükümleri uygulanır.</text:p>
      <text:p text:style-name="P494"><text:span text:style-name="T495">MADDE 28 - YÜRÜRLÜK</text:span></text:p>
      <text:p text:style-name="P496">1 nüsha 28 madde ve 4 sayfadan ibaret işbu kira sözleşmesi tarafların karşılıklı anlaşması ile imza altına alınmıştır ve kiracıya bir nüsha fotokopi verilmiştir.</text:p>
      <text:p text:style-name="P497"><text:tab/></text:p>
      <text:p text:style-name="P498"/>
      <text:p text:style-name="P499"/>
      <text:p text:style-name="P500"/>
      <text:p text:style-name="P501"/>
      <text:p text:style-name="P502"/>
      <text:p text:style-name="P503"/>
      <text:p text:style-name="P504"/>
      <text:p text:style-name="P505"/>
      <text:p text:style-name="P506"/>
      <text:p text:style-name="P507"/>
      <text:p text:style-name="P508"/>
      <text:p text:style-name="P509"><text:span text:style-name="T510">İşbu akitteki bilgilerin doğruluğunu ve sözleşmenin tüm şartlarına uyacağımı peşinen kabul ettiğimi, işbu sözleşmeyi okuduktan sonra hür irademle imzaladığımı, beyan, kabul ve taahhüt ederim.</text:span></text:p>
      <text:p text:style-name="P511"><text:tab/><text:tab/><text:s text:c="2"/></text:p>
      <text:p text:style-name="P512"/>
      <text:p text:style-name="P513">KİRAYA VEREN<text:tab/><text:tab/><text:tab/>KİRACI<text:tab/><text:tab/><text:tab/><text:tab/><text:tab/><text:tab/><text:tab/>ŞAHİT</text:p>
      <text:p text:style-name="P514"><text:span text:style-name="T515"><text:tab/></text:span><text:span text:style-name="T516"><text:tab/></text:span><text:span text:style-name="T517"><text:tab/></text:span><text:span text:style-name="T518"><text:tab/></text:span><text:span text:style-name="T519"><text:tab/></text:span><text:span text:style-name="T520">Cihan ÇAM</text:span><text:span text:style-name="T521"><text:tab/></text:span><text:span text:style-name="T522"><text:tab/></text:span><text:span text:style-name="T523"><text:tab/></text:span><text:span text:style-name="T524"><text:tab/></text:span><text:span text:style-name="T525"><text:tab/></text:span><text:span text:style-name="T526"><text:tab/></text:span><text:span text:style-name="T527"><text:tab/></text:span><text:span text:style-name="T528"><text:tab/></text:span><text:span text:style-name="T529"><text:tab/></text:span><text:span text:style-name="T530"><text:tab/></text:span><text:span text:style-name="T531"><text:tab/></text:span><text:span text:style-name="T532"><text:tab/></text:span><text:span text:style-name="T533"><text:tab/></text:span><text:span text:style-name="T534">490 4817 9620</text:span><text:span text:style-name="T535"><text:tab/></text:span><text:span text:style-name="T536"><text:tab/></text:span><text:span text:style-name="T537"><text:tab/></text:span><text:span text:style-name="T538"><text:tab/><text:s text:c="17"/></text:span><text:span text:style-name="T539"><text:tab/></text:span><text:span text:style-name="T540"><text:tab/><text:s/>4/4</text:span></text:p>
      <text:p text:style-name="P541"/>
      <text:p text:style-name="P542"/>
      <text:p text:style-name="P543"/>
      <text:p text:style-name="P544"/>
      <text:p text:style-name="P545"/>
      <text:p text:style-name="P546"/>
      <text:p text:style-name="P547"/>
      <text:p text:style-name="P548"/>
      <text:p text:style-name="P549"/>
      <text:p text:style-name="P550"/>
      <text:p text:style-name="P551">TAHLİYE TAAHHÜTNAMESİ</text:p>
      <text:p text:style-name="P552"/>
      <text:p text:style-name="P553"><text:span text:style-name="T554"><text:tab/>Halen tahtı icarımda bulunan, kiraya vereni ve özellikleri aşağıda belirtilen taşınmazı; tahliye etmeyi taahhüt ettiğim tarihte, aşağıda tarih ve sayısı belirtilen kira<text:s/></text:span><text:span text:style-name="T555">sözleşmesinin şartlarına bağlı kalarak, <text:s/>hiçbir kanuni merasime, ihtar ve protesto keşidesine, cevap itasına, tebliğ ve tebellüğe, herhangi bir ihtar ve hiçbir hüküm istihsaline ve mahkemeden ilam almaya hacet kalmaksızın kayıtsız ve şartsız olarak boşaltm</text:span><text:span text:style-name="T556">ayı kesin olarak, hür irademle beyan, kabul ve taahhüt ediyorum.</text:span></text:p>
      <text:p text:style-name="P557"/>
      <text:p text:style-name="P558"><text:span text:style-name="T559"><text:tab/>Gününde tahliye edemediğim veya etmediğim takdirde, geçen her gün için, yıllık kira bedelinin yüzde biri oranında (%1) günlük ceza bedeli ödemeyi, kiraya veren veya yetkili kanuni vekili ta</text:span><text:span text:style-name="T560">rafından aleyhime yapılacak, her türlü icra takibatı, mahkeme masrafları, avukatlık ücretleri ve benzeri tüm ücretlerinde tamamen şahsım tarafından karşılanacağını şimdiden <text:s/>kabul, beyan ve taahhüt ediyorum. İşbu taahhütnameyi hür irademle okudum ve imzalı</text:span><text:span text:style-name="T561">yorum.</text:span></text:p>
      <text:p text:style-name="P562"/>
      <text:p text:style-name="P563">Tahliye edilecek yerin adresi<text:tab/>: <text:s/></text:p>
      <text:p text:style-name="P564"/>
      <text:p text:style-name="P565"/>
      <text:p text:style-name="P566"/>
      <text:p text:style-name="P567"><text:span text:style-name="T568">Taahhüdün imzalandığı tarih</text:span><text:span text:style-name="T569"><text:tab/>:</text:span></text:p>
      <text:p text:style-name="P570"/>
      <text:p text:style-name="P571">Kiralananın tahliye edileceği taahhüt edilen tarih<text:tab/>:</text:p>
      <text:p text:style-name="P572"/>
      <text:p text:style-name="P573"/>
      <text:p text:style-name="P574"/>
      <text:p text:style-name="P575"/>
      <text:p text:style-name="P576"/>
      <text:p text:style-name="P577"/>
      <text:p text:style-name="P578"/>
      <text:p text:style-name="P579"/>
      <text:p text:style-name="P580"/>
      <text:p text:style-name="P581"/>
      <text:p text:style-name="P582"/>
      <text:p text:style-name="P583"/>
      <text:p text:style-name="P584"/>
      <text:p text:style-name="P585"/>
      <text:p text:style-name="P586"/>
      <text:p text:style-name="P587"/>
      <text:p text:style-name="P588"/>
      <text:p text:style-name="P589"/>
      <text:p text:style-name="P590"/>
      <text:p text:style-name="P591"/>
      <text:p text:style-name="P592"/>
      <text:p text:style-name="P593"/>
      <text:p text:style-name="P594"/>
      <text:p text:style-name="P595">KİRACI<text:tab/><text:tab/><text:tab/><text:tab/><text:tab/><text:tab/><text:tab/></text:p>
      <text:p text:style-name="P596"><text:span text:style-name="T597">Cihan ÇAM</text:span><text:span text:style-name="T598"><text:tab/></text:span><text:span text:style-name="T599"><text:tab/></text:span><text:span text:style-name="T600"><text:tab/></text:span><text:span text:style-name="T601"><text:tab/></text:span><text:span text:style-name="T602"><text:tab/></text:span><text:span text:style-name="T603"><text:tab/></text:span><text:span text:style-name="T604"><text:tab/><text:s text:c="3"/></text:span><text:span text:style-name="T605">490 4817 9620</text:span><text:span text:style-name="T606"><text:tab/></text:span><text:span text:style-name="T607"><text:tab/><text:s text:c="17"/></text:span><text:span text:style-name="T608"><text:tab/></text:span><text:span text:style-name="T609"><text:tab/></text:span></text:p>
      <text:p text:style-name="P610"/>
      <text:p text:style-name="P611"/>
      <text:p text:style-name="P612"/>
      <text:p text:style-name="P613"/>
      <text:p text:style-name="P614"/>
      <text:p text:style-name="P615"/>
      <text:p text:style-name="P616">EK SÖZLEŞME</text:p>
      <text:p text:style-name="P617"/>
      <text:p text:style-name="P618">İşbu sözleşme taraflarca<text:s/>Ana sözleşmeye ek olarak<text:s/>imzalanmıştır.<text:s/></text:p>
      <text:p text:style-name="P619">ABONE GEREKTİREN DURUMLAR</text:p>
      <text:p text:style-name="P620"><text:span text:style-name="T621">Kiralanan Tek bir parselde birden fazla kiracı barındıran bir yapıdadır. Tek tapu olması nedeniyle her kiracı için ayrı bir abone kanunen mümkün değildir. Bu nedenle elektrik su gibi abonelik gerektiren işlemler süzme sayaç vasıtasıyla halledilecektir. <text:s/></text:span><text:span text:style-name="T622">Süzme s</text:span><text:span text:style-name="T623">ayaç yazarı üzerinden aylık ödemeler kiraya verene yapılacaktır. Kiraya veren elektrik ve su bedellerin</text:span><text:span text:style-name="T624">in belirlenmesinde fatura miktarını ve süzme sayaç yazarlarını dikkate alarak tahsilat yapacaktır.<text:s/></text:span><text:span text:style-name="T625">Kiralananda bulunan ana pano ve elektrik tesisatı, aşağıdaki şartlar dahilinde kiracı tarafından ücretsiz olarak kullanılacaktır.</text:span></text:p>
      <text:list text:style-name="LFO2" text:continue-numbering="true">
        <text:list-item>
          <text:p text:style-name="P626"><text:span text:style-name="T627">Kiracı, kiraya verene ait abone ve pano üzerinden elektrik kullanımı sağlayacaktır.</text:span></text:p>
        </text:list-item>
        <text:list-item>
          <text:p text:style-name="P628"><text:span text:style-name="T629">K</text:span><text:span text:style-name="T630">iracının aylık elektrik tüketiminin belirlenebilmesi için<text:s/></text:span><text:span text:style-name="T631">b</text:span><text:span text:style-name="T632">ir süzme sayaç takılacak ve kullanım miktarları kayıt altına alınacaktır.</text:span></text:p>
        </text:list-item>
        <text:list-item>
          <text:p text:style-name="P633"><text:span text:style-name="T634">Mecurda bulunan ana pano, kiracının enerji ihtiyacını karşılayacak şekilde tesis edilmiştir ve kiracıya 100 amperlik sigorta ile panodan enerji verilmektedir.</text:span></text:p>
        </text:list-item>
        <text:list-item>
          <text:p text:style-name="P635">Kira başlangıcında, kiracı kendine ait elektrik sayacından sonra, kullanacağı elektrikli aletlerin korunması amaçlı,<text:s/>ana panoda kendisine tahsis edilen sigorta da dahil olmak üzere,<text:s/>sigorta, termik, kontaktör, röle vb. gibi gerekli olan tesisat malzemelerini tesisatına eklemekle yükümlüdür.</text:p>
        </text:list-item>
        <text:list-item>
          <text:p text:style-name="P636">Kiracının ekipmanlarında<text:s/>ana panoda kendisine tahsis edilen sigorta da dahil olmak üzere<text:s/>oluşabilecek elektrik tesisatı kaynaklı arızaların sorumluluğu tamamen kiracıya aittir.<text:s/></text:p>
        </text:list-item>
        <text:list-item>
          <text:p text:style-name="P637">Kiracı kendisine ait sayaçtan sonraki tesisat ve ekipmanlarda oluşabilecek arızalardan münferiden sorumludur.</text:p>
        </text:list-item>
        <text:list-item>
          <text:p text:style-name="P638">Ana panoda oluşabilecek arızalardan, ana pano üzerinden enerji sağlayan kiracı müştereken sorumludur.</text:p>
        </text:list-item>
        <text:list-item>
          <text:p text:style-name="P639">Teminat bedeli, her kira döneminde<text:s/>en yüksek 2 fatura tutarı kadardır<text:s/>ve kiracı<text:s/>her dönem<text:s/>oluşan farkı ödemekle yükümlüdür.<text:s/>Ödeme peşin yapılmadığı takdirde aylık elektrik ödemesi ile taksitle alınır.</text:p>
        </text:list-item>
        <text:list-item>
          <text:p text:style-name="P640">Teminat bedeli, kira bitiminde borcu olmaması durumunda kiracıya, ödediği miktar kadar iade edilecektir.<text:s/>Teminat iadesinde fiyat farkı uygulanmaz.</text:p>
        </text:list-item>
      </text:list>
      <text:p text:style-name="P641"/>
      <text:p text:style-name="P642">Kiralananda ön ödemeli su sayacı kullanıldığından her kiracı payına düşen aylık su kullanım ücretini kiraya verene ödemekle yükümlüdür.</text:p>
      <text:p text:style-name="P643">Aylık kullanılan elektrik ve su bedeli ödenmemesi kiracının temerrüt sebebi sayılacaktır.</text:p>
      <text:p text:style-name="P644"/>
      <text:p text:style-name="P645"/>
      <text:p text:style-name="P646"/>
      <text:p text:style-name="P647"/>
      <text:p text:style-name="P648"/>
      <text:p text:style-name="P649"/>
      <text:p text:style-name="P650">Kiraya Veren</text:p>
      <text:p text:style-name="P651"/>
      <text:p text:style-name="P652"/>
      <text:p text:style-name="P653">Kiracı<text:tab/></text:p>
      <text:p text:style-name="P654"><text:span text:style-name="T655">Adı Soyadı</text:span><text:span text:style-name="T656"><text:tab/>: CİHAN ÇAM</text:span></text:p>
      <text:p text:style-name="P657"><text:span text:style-name="T658">TC Kimlik No</text:span><text:span text:style-name="T659"><text:tab/>: 490 4817 9620</text:span></text:p>
      <text:p text:style-name="P660"><text:span text:style-name="T661">Telefon No</text:span><text:span text:style-name="T662"><text:tab/>:<text:s/></text:span><text:span text:style-name="T663">0542 814 55 04</text:span></text:p>
      <text:p text:style-name="P664"><text:span text:style-name="T665">Adres</text:span><text:span text:style-name="T666"><text:tab/></text:span><text:span text:style-name="T667"><text:tab/></text:span><text:span text:style-name="T668">: Bedestenlioğlu Mah. Oğuzkent Koop. C Blok Giriş Kat TOKAT</text:span></text:p>
      <text:p text:style-name="P669"/>
      <text:p text:style-name="P670"/>
      <text:p text:style-name="P671"/>
      <text:p text:style-name="P672"/>
      <text:p text:style-name="P6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Tahoma" svg:font-family="Tahoma" style:font-family-generic="swiss" style:font-pitch="variable" svg:panose-1="2 11 6 4 3 5 4 4 2 4"/>
    <style:font-face style:name="Chilanka" svg:font-family="Chilanka" style:font-family-generic="system" style:font-pitch="variable"/>
    <style:font-face style:name="Chandas" svg:font-family="Chandas"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meta:initial-creator>
    <dc:creator>m</dc:creator>
    <meta:creation-date>2023-07-31T07:09:00Z</meta:creation-date>
    <dc:date>2023-09-04T10:10:00Z</dc:date>
    <meta:print-date>2023-09-04T10:02:00Z</meta:print-date>
    <meta:template xlink:href="Normal" xlink:type="simple"/>
    <meta:editing-cycles>16</meta:editing-cycles>
    <meta:editing-duration>PT19380S</meta:editing-duration>
    <meta:document-statistic meta:page-count="6" meta:paragraph-count="40" meta:word-count="3040" meta:character-count="20333" meta:row-count="144" meta:non-whitespace-character-count="17333"/>
  </office:meta>
</office:document-meta>
</file>